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3202_1522826305"/><text:span text:style-name="T1">#116</text:span><text:bookmark-end text:name="__RefHeading___Toc3202_1522826305"/></text:h>
        <text:p text:style-name="P3"/>
        <text:p text:style-name="P4">Um testemunho unido da verdade de Deus é a maior bênção possível vinda das alturas.</text:p>
        <text:p text:style-name="P3"/>
        <text:h text:style-name="P1" text:outline-level="2"><text:bookmark-start text:name="__RefHeading___Toc3204_1522826305"/><text:a xlink:type="simple" xlink:href="http://bibliaonline.com.br/acf/atos/1" text:style-name="Internet_20_link" text:visited-style-name="Visited_20_Internet_20_Link"><text:span text:style-name="T1">ATOS 1</text:span></text:a><text:bookmark-end text:name="__RefHeading___Toc3204_1522826305"/></text:h>
        <text:p text:style-name="P3"/>
        <text:p text:style-name="P4">Vimos no livro de Êxodo que se tratava do livro da "saída do Egito" - assim começaremos hoje o livro "da saída" para a vida Cristã. Enquanto continuamos a alternar entre o Antigo e o Novo Testamento, esperamos mostrar o progresso para a vida do crente. Trata-se de uma ponte (ou transição) entre o Judaísmo, com todas as suas cerimônias, rituais, sacerdotes, etc., e a completa revelação do Cristianismo nas Epístolas. Aqueles que se apegam muito a Atos e negligenciam as Epístolas de Paulo tornam-se ficam sem um equilíbrio em assuntos como batismo, adoração e ordem eclesiástica. Se você ler os capítulos finais de Lucas e os capítulos iniciais de Atos, verá uma ligação estreita entre eles. Os discípulos dos primeiros capítulos de Atos continuavam sem serem habitados pelo Espírito Santo. Este livro nos leva do Judaísmo para o Cristianismo.</text:p>
        <text:p text:style-name="P3"/>
        <text:p text:style-name="P3"><text:a xlink:type="simple" xlink:href="http://bibliaonline.com.br/acf/atos/1/1-14" text:style-name="Internet_20_link" text:visited-style-name="Visited_20_Internet_20_Link"><text:span text:style-name="T1">At 1:1-14</text:span></text:a><text:span text:style-name="T1"> Os apóstolos ainda esperavam que o Senhor estivesse para restaurar o reino para Israel. Mas o Senhor lhes havia dito que não cabia a eles conhecer o tempo (</text:span><text:a xlink:type="simple" xlink:href="https://www.bibliaonline.com.br/acf/atos/1/7" text:style-name="Internet_20_link" text:visited-style-name="Visited_20_Internet_20_Link"><text:span text:style-name="T1">vers. 7</text:span></text:a><text:span text:style-name="T1">). </text:span><text:a xlink:type="simple" xlink:href="http://bibliaonline.com.br/acf/mt/24/36" text:style-name="Internet_20_link" text:visited-style-name="Visited_20_Internet_20_Link"><text:span text:style-name="T1">Mt 24:36</text:span></text:a><text:span text:style-name="T1"> é claro. Ele subiu ao céu. Isto era necessário (</text:span><text:a xlink:type="simple" xlink:href="http://bibliaonline.com.br/acf/jo/16/7" text:style-name="Internet_20_link" text:visited-style-name="Visited_20_Internet_20_Link"><text:span text:style-name="T1">Jo 16:7</text:span></text:a><text:span text:style-name="T1">), caso contrário o Espírito Santo não poderia descer. Assim eles esperaram.</text:span></text:p>
        <text:p text:style-name="P3"/>
        <text:p text:style-name="P3"><text:a xlink:type="simple" xlink:href="http://bibliaonline.com.br/acf/atos/1/15-26" text:style-name="Internet_20_link" text:visited-style-name="Visited_20_Internet_20_Link"><text:span text:style-name="T1">At 1:15-26</text:span></text:a><text:span text:style-name="T1"> Os apóstolos sem dúvida haviam lido </text:span><text:a xlink:type="simple" xlink:href="http://bibliaonline.com.br/acf/sl/109/8" text:style-name="Internet_20_link" text:visited-style-name="Visited_20_Internet_20_Link"><text:span text:style-name="T1">Sl 109:8</text:span></text:a><text:span text:style-name="T1"> e os versículos adjacentes. Por isso escolheram dois homens, e é possível que tenham colocado seus nomes em uma caixa, tenham tirado um deles e lido que nome estava escrito, assumindo que era esse o homem que Deus queria. Após o Espírito Santo ter descido no dia de Pentecostes, nunca mais lemos de uma ocasião onde este método tivesse sido novamente utilizado. Lembre-se de que o Espírito Santo é uma Pessoa tão individual quanto o Senhor Jesus.</text:span></text:p>
        <text:p text:style-name="P3"/>
        <text:h text:style-name="P2" text:outline-level="2"><text:bookmark-start text:name="__RefHeading___Toc3206_1522826305"/>#117<text:bookmark-end text:name="__RefHeading___Toc3206_1522826305"/></text:h>
        <text:p text:style-name="P3"/>
        <text:p text:style-name="P4">Quando confio na bondade do Senhor, posso esperar nEle; quando existe algum problema, devo primeiro sentir qual é a minha parte nele; então verei Sua mão <text:soft-page-break/>claramente.</text:p>
        <text:p text:style-name="P3"/>
        <text:h text:style-name="P1" text:outline-level="2"><text:bookmark-start text:name="__RefHeading___Toc3208_1522826305"/><text:a xlink:type="simple" xlink:href="http://bibliaonline.com.br/acf/atos/2" text:style-name="Internet_20_link" text:visited-style-name="Visited_20_Internet_20_Link"><text:span text:style-name="T1">ATOS 2</text:span></text:a><text:bookmark-end text:name="__RefHeading___Toc3208_1522826305"/></text:h>
        <text:p text:style-name="P3"/>
        <text:p text:style-name="P3"><text:a xlink:type="simple" xlink:href="http://bibliaonline.com.br/acf/atos/2/1-13" text:style-name="Internet_20_link" text:visited-style-name="Visited_20_Internet_20_Link"><text:span text:style-name="T1">At 2:1-13</text:span></text:a><text:span text:style-name="T1"> A palavra "Pentecostes" significa "qüinquagésimo". foi no qüinquagésimo dia após a morte do Senhor, que o Espírito Santo desceu à Terra. Sete semanas (7 Sábados) mais um dia, chegando ao Domingo, o dia do Senhor. Trata-se do dia do Cristianismo - o primeiro dia da semana. Cristo é o fim da lei - </text:span><text:a xlink:type="simple" xlink:href="http://bibliaonline.com.br/acf/gl/2/16-21" text:style-name="Internet_20_link" text:visited-style-name="Visited_20_Internet_20_Link"><text:span text:style-name="T1">Gl 2:16-21</text:span></text:a><text:span text:style-name="T1">. Por intermédio da vinda do Espírito Santo à Terra, (o Qual é uma Pessoa distinta) uma grande mudança acontece. Já não é mais no Tabernáculo ou no Templo que Deus habita. O Espírito Santo vive agora no corpo de cada crente. (1 Co </text:span><text:a xlink:type="simple" xlink:href="http://bibliaonline.com.br/acf/1co/3/16" text:style-name="Internet_20_link" text:visited-style-name="Visited_20_Internet_20_Link"><text:span text:style-name="T1">3:16</text:span></text:a><text:span text:style-name="T1">; </text:span><text:a xlink:type="simple" xlink:href="http://bibliaonline.com.br/acf/2co/6/16" text:style-name="Internet_20_link" text:visited-style-name="Visited_20_Internet_20_Link"><text:span text:style-name="T1">2 Co 6:16</text:span></text:a><text:span text:style-name="T1">; </text:span><text:a xlink:type="simple" xlink:href="http://bibliaonline.com.br/acf/2co/5/17" text:style-name="Internet_20_link" text:visited-style-name="Visited_20_Internet_20_Link"><text:span text:style-name="T1">2 Co 5:17</text:span></text:a><text:span text:style-name="T1">) - tudo mudou.</text:span></text:p>
        <text:p text:style-name="P3"/>
        <text:p text:style-name="P3"><text:a xlink:type="simple" xlink:href="http://bibliaonline.com.br/acf/atos/2/3" text:style-name="Internet_20_link" text:visited-style-name="Visited_20_Internet_20_Link"><text:span text:style-name="T1">At 2:3</text:span></text:a><text:span text:style-name="T1"> "Repartidas" significa divididas, implicando as muitas línguas faladas. Falar em línguas significa falar claramente e sobriamente em uma outra língua que aqueles que escutam possam entender. Estes eram pescadores incultos da Galiléia. Eles demonstraram o poder de Deus. </text:span><text:a xlink:type="simple" xlink:href="http://bibliaonline.com.br/acf/hb/2/3-4" text:style-name="Internet_20_link" text:visited-style-name="Visited_20_Internet_20_Link"><text:span text:style-name="T1">Hb 2:3-4</text:span></text:a><text:span text:style-name="T1"> nos diz claramente que estes sinais e maravilhas aconteciam no início da pregação do Evangelho da graça de Deus. "De fogo" nos falaria do castigo que os que rejeitam a Cristo deverão receber (veja Jo </text:span><text:a xlink:type="simple" xlink:href="http://bibliaonline.com.br/acf/jo/16/7-11" text:style-name="Internet_20_link" text:visited-style-name="Visited_20_Internet_20_Link"><text:span text:style-name="T1">16:7-11</text:span></text:a><text:span text:style-name="T1">). </text:span></text:p>
        <text:p text:style-name="P3"/>
        <text:p text:style-name="P3"><text:a xlink:type="simple" xlink:href="http://bibliaonline.com.br/acf/atos/2/5-13" text:style-name="Internet_20_link" text:visited-style-name="Visited_20_Internet_20_Link"><text:span text:style-name="T1">At 2:5-13</text:span></text:a><text:span text:style-name="T1"> Muitas pessoas de diferentes raças e idiomas (línguas) que estavam em Jerusalém escutaram os apóstolos falarem miraculosamente nestas línguas estrangeiras das "grandezas de Deus". O evangelho podia assim alcançar rapidamente muitas línguas e nações. A Igreja de Deus na Terra foi formada nesse dia. Trata-se da data de nascimento da igreja (</text:span><text:a xlink:type="simple" xlink:href="http://bibliaonline.com.br/acf/1co/12/12-13" text:style-name="Internet_20_link" text:visited-style-name="Visited_20_Internet_20_Link"><text:span text:style-name="T1">1 Co 12:12-13</text:span></text:a><text:span text:style-name="T1">). Todos os crentes em Cristo foram formados em "um corpo". Deus gostaria que demonstrássemos essa unidade hoje.</text:span></text:p>
        <text:p text:style-name="P3"/>
        <text:p text:style-name="P3"><text:a xlink:type="simple" xlink:href="http://bibliaonline.com.br/acf/atos/2/14-40" text:style-name="Internet_20_link" text:visited-style-name="Visited_20_Internet_20_Link"><text:span text:style-name="T1">At 2:14-40</text:span></text:a><text:span text:style-name="T1"> Pedro prega que Jesus de Nazaré era agora Senhor e Cristo - </text:span><text:a xlink:type="simple" xlink:href="http://bibliaonline.com.br/acf/atos/2/36" text:style-name="Internet_20_link" text:visited-style-name="Visited_20_Internet_20_Link"><text:span text:style-name="T1">vers. 36</text:span></text:a><text:span text:style-name="T1">. Ele confronta abertamente uma grande multidão, pelo menos 3.000 (</text:span><text:a xlink:type="simple" xlink:href="https://www.bibliaonline.com.br/acf/atos/2/41" text:style-name="Internet_20_link" text:visited-style-name="Visited_20_Internet_20_Link"><text:span text:style-name="T1">vers. 41</text:span></text:a><text:span text:style-name="T1">), e simplesmente expõe os fatos; a morte de Cristo e Sua ascensão à glória, usando constantemente as Escrituras do Antigo Testamento.</text:span></text:p>
        <text:p text:style-name="P3"/>
        <text:p text:style-name="P3"><text:a xlink:type="simple" xlink:href="http://bibliaonline.com.br/acf/atos/2/41-47" text:style-name="Internet_20_link" text:visited-style-name="Visited_20_Internet_20_Link"><text:span text:style-name="T1">At 2:41-47</text:span></text:a><text:span text:style-name="T1"> Que mudança aconteceu na vida dessas 3.000 almas. Note 17 coisas sobre estes crentes. Você pode encontrar todas elas? Estes são os gozos e privilégios que você pode ter hoje.</text:span></text:p>
        <text:p text:style-name="P3"><text:soft-page-break/></text:p>
        <text:h text:style-name="P2" text:outline-level="2"><text:bookmark-start text:name="__RefHeading___Toc3210_1522826305"/>#118<text:bookmark-end text:name="__RefHeading___Toc3210_1522826305"/></text:h>
        <text:p text:style-name="P3"/>
        <text:p text:style-name="P4">Para manter o rebanho unido, um bom pasto é mais eficaz do que a melhor cerca.</text:p>
        <text:p text:style-name="P3"/>
        <text:h text:style-name="P1" text:outline-level="2"><text:bookmark-start text:name="__RefHeading___Toc3212_1522826305"/><text:a xlink:type="simple" xlink:href="http://bibliaonline.com.br/acf/atos/3" text:style-name="Internet_20_link" text:visited-style-name="Visited_20_Internet_20_Link"><text:span text:style-name="T1">ATOS 3</text:span></text:a><text:bookmark-end text:name="__RefHeading___Toc3212_1522826305"/></text:h>
        <text:p text:style-name="P3"/>
        <text:p text:style-name="P3"><text:a xlink:type="simple" xlink:href="https://www.bibliaonline.com.br/acf/atos/3/1-11" text:style-name="Internet_20_link" text:visited-style-name="Visited_20_Internet_20_Link"><text:span text:style-name="T1">Atos 3:1-11</text:span></text:a><text:span text:style-name="T1"> Pedro e João ainda não tinham aprendido que Deus os estava levando para longe do templo. A verdade completa ainda não havia sido revelada. Os judeus estavam acostumados a orar três vezes ao dia, (1) na 3a. hora (9 da manhã) </text:span><text:a xlink:type="simple" xlink:href="http://bibliaonline.com.br/acf/atos/2/15" text:style-name="Internet_20_link" text:visited-style-name="Visited_20_Internet_20_Link"><text:span text:style-name="T1">At 2:15</text:span></text:a><text:span text:style-name="T1">, (2) na 6a. hora (meio-dia) </text:span><text:a xlink:type="simple" xlink:href="http://bibliaonline.com.br/acf/atos/10/9" text:style-name="Internet_20_link" text:visited-style-name="Visited_20_Internet_20_Link"><text:span text:style-name="T1">At 10:9</text:span></text:a><text:span text:style-name="T1">, (3) aqui na 9a. hora (às 3 da tarde).</text:span></text:p>
        <text:p text:style-name="P3"/>
        <text:p text:style-name="P3"><text:a xlink:type="simple" xlink:href="http://bibliaonline.com.br/acf/atos/3/12-26" text:style-name="Internet_20_link" text:visited-style-name="Visited_20_Internet_20_Link"><text:span text:style-name="T1">At 3:12-26</text:span></text:a><text:span text:style-name="T1"> Pedro faz mais um apelo à nação Judaica. Ele os desafia por terem matado o Príncipe da vida, mas ao mesmo tempo mostra que isso cumpriu as Escrituras.</text:span></text:p>
        <text:p text:style-name="P3"/>
        <text:p text:style-name="P3"><text:a xlink:type="simple" xlink:href="http://bibliaonline.com.br/acf/atos/3/19-21" text:style-name="Internet_20_link" text:visited-style-name="Visited_20_Internet_20_Link"><text:span text:style-name="T1">At 3:19-21</text:span></text:a><text:span text:style-name="T1"> Ainda desta vez, se eles se arrependessem, Cristo voltaria, seus pecados como nação seriam perdoados, e o reino seria estabelecido, em conformidade com todos os profetas do Antigo Testamento. Esta oferta foi feita mesmo após a igreja ter sido formada, mostrando o quão misericordioso é Deus.</text:span></text:p>
        <text:p text:style-name="P3"/>
        <text:h text:style-name="P2" text:outline-level="2"><text:bookmark-start text:name="__RefHeading___Toc3214_1522826305"/>#119<text:bookmark-end text:name="__RefHeading___Toc3214_1522826305"/></text:h>
        <text:p text:style-name="P3"/>
        <text:p text:style-name="P4">Com freqüência, quando o mal penetra entre o povo de Deus, descobre-se que aqueles que são vencidos por aquele mal são os mais ativos. Quando tenho uma má consciência, ela me força à atividade; para tentar fazer calar minha consciência.</text:p>
        <text:p text:style-name="P3"/>
        <text:h text:style-name="P1" text:outline-level="2"><text:bookmark-start text:name="__RefHeading___Toc3216_1522826305"/><text:a xlink:type="simple" xlink:href="http://bibliaonline.com.br/acf/atos/4" text:style-name="Internet_20_link" text:visited-style-name="Visited_20_Internet_20_Link"><text:span text:style-name="T1">ATOS 4</text:span></text:a><text:bookmark-end text:name="__RefHeading___Toc3216_1522826305"/></text:h>
        <text:p text:style-name="P3"/>
        <text:p text:style-name="P3"><text:a xlink:type="simple" xlink:href="http://bibliaonline.com.br/acf/atos/4/1-12" text:style-name="Internet_20_link" text:visited-style-name="Visited_20_Internet_20_Link"><text:span text:style-name="T1">At 4:1-12</text:span></text:a><text:span text:style-name="T1"> Os líderes religiosos odiavam o nome de Jesus, e faziam tudo o que estava a seu alcance para impedir a pregação da morte e ressurreição de Cristo. Veja o que fizeram a homens inocentes. Em sua atividade religiosa, eles demonstram ser os inimigos de Deus, pois estavam agindo segundo suas próprias vontades (Pense nisto </text:span><text:soft-page-break/><text:span text:style-name="T1">cuidadosamente). Quando Jesus estava aqui na Terra, eles O rejeitaram em Sua humilhação, agora rejeitam a Ele em Sua glória no céu.</text:span></text:p>
        <text:p text:style-name="P3"/>
        <text:p text:style-name="P3"><text:a xlink:type="simple" xlink:href="http://bibliaonline.com.br/acf/atos/4/11" text:style-name="Internet_20_link" text:visited-style-name="Visited_20_Internet_20_Link"><text:span text:style-name="T1">At 4:11</text:span></text:a><text:span text:style-name="T1"> Os construtores eram os líderes religiosos. (Que contraste com os construtores do tabernáculo em Êx 37). Israel havia recusado seu Messias, e o reino foi assim adiado. Mas os cidadãos celestiais eram para ser reunidos em um novo, eterno e celestial corpo de pessoas, chamado de igreja. Deus tornou-Se um Pai para cada um que crê. Daqui em diante vamos ler do crescimento da igreja, (assembléia é a palavra mais adequada), e também da violenta oposição que Satanás levantou contra ela. Se os discípulos não tivessem recebido oposição dos líderes dos Judeus, não teriam tido a oportunidade de pregar o evangelho na reunião do conselho deles.</text:span></text:p>
        <text:p text:style-name="P3"/>
        <text:p text:style-name="P3"><text:a xlink:type="simple" xlink:href="http://bibliaonline.com.br/acf/atos/4/13-22" text:style-name="Internet_20_link" text:visited-style-name="Visited_20_Internet_20_Link"><text:span text:style-name="T1">At 4:13-22</text:span></text:a><text:span text:style-name="T1"> Eles não podiam negar os milages (</text:span><text:a xlink:type="simple" xlink:href="https://www.bibliaonline.com.br/acf/atos/4/16" text:style-name="Internet_20_link" text:visited-style-name="Visited_20_Internet_20_Link"><text:span text:style-name="T1">vers. 16</text:span></text:a><text:span text:style-name="T1">), mas rejeitaram a Palavra de Deus. Eles lhes ordenaram que parassem de pregar no nome de Jesus. Pedro e João dão uma poderosa resposta.</text:span></text:p>
        <text:p text:style-name="P3"/>
        <text:p text:style-name="P3"><text:a xlink:type="simple" xlink:href="http://bibliaonline.com.br/acf/atos/4/23-30" text:style-name="Internet_20_link" text:visited-style-name="Visited_20_Internet_20_Link"><text:span text:style-name="T1">At 4:23-30</text:span></text:a><text:span text:style-name="T1"> Aqui notamos que a assembléia começava a ser vista como um grupo.</text:span></text:p>
        <text:p text:style-name="P3"/>
        <text:p text:style-name="P3"><text:a xlink:type="simple" xlink:href="http://bibliaonline.com.br/acf/atos/4/31-37" text:style-name="Internet_20_link" text:visited-style-name="Visited_20_Internet_20_Link"><text:span text:style-name="T1">At 4:31-37</text:span></text:a><text:span text:style-name="T1"> Que demonstração do poder de Deus. Grande poder e grande graça em um mesmo versículo!</text:span></text:p>
        <text:p text:style-name="P3"/>
        <text:h text:style-name="P2" text:outline-level="2"><text:bookmark-start text:name="__RefHeading___Toc3218_1522826305"/>#120<text:bookmark-end text:name="__RefHeading___Toc3218_1522826305"/></text:h>
        <text:p text:style-name="P3"/>
        <text:p text:style-name="P4">O corpo de Cristo na Terra é composto de indivíduos, NÃO de igrejas. Onde isto for reconhecido, será encontrada unidade.</text:p>
        <text:p text:style-name="P3"/>
        <text:h text:style-name="P1" text:outline-level="2"><text:bookmark-start text:name="__RefHeading___Toc3220_1522826305"/><text:a xlink:type="simple" xlink:href="http://bibliaonline.com.br/acf/atos/5" text:style-name="Internet_20_link" text:visited-style-name="Visited_20_Internet_20_Link"><text:span text:style-name="T1">ATOS 5</text:span></text:a><text:bookmark-end text:name="__RefHeading___Toc3220_1522826305"/></text:h>
        <text:p text:style-name="P3"/>
        <text:p text:style-name="P3"><text:a xlink:type="simple" xlink:href="http://bibliaonline.com.br/acf/atos/5/1-11" text:style-name="Internet_20_link" text:visited-style-name="Visited_20_Internet_20_Link"><text:span text:style-name="T1">At 5:1-11</text:span></text:a><text:span text:style-name="T1"> Este homem e sua esposa tentam enganar os outros ao fingirem que tinham trazido todo o dinheiro. Mas fazendo assim, fazem manifestar o poder e a presença do Espírito Santo na assembléia. Deus não deixa o fingimento passar despercebido. Por sua ação, eles na verdade estavam mentindo ao Espírito Santo.</text:span></text:p>
        <text:p text:style-name="P3"/>
        <text:p text:style-name="P3"><text:soft-page-break/><text:a xlink:type="simple" xlink:href="http://bibliaonline.com.br/acf/atos/5/12-16" text:style-name="Internet_20_link" text:visited-style-name="Visited_20_Internet_20_Link"><text:span text:style-name="T1">At 5:12-16</text:span></text:a><text:span text:style-name="T1"> Havia tanto poder na assembléia que aqueles em quem não havia realidade temiam se associar com eles. O Senhor era o Centro deste grupo recém formado de crentes, e muitos outros foram acrescentados a eles.</text:span></text:p>
        <text:p text:style-name="P3"/>
        <text:p text:style-name="P3"><text:a xlink:type="simple" xlink:href="http://bibliaonline.com.br/acf/atos/5/17-32" text:style-name="Internet_20_link" text:visited-style-name="Visited_20_Internet_20_Link"><text:span text:style-name="T1">At 5:17-32</text:span></text:a><text:span text:style-name="T1"> Os legisladores se enchem de inveja e frustração; eles aprisionam os apóstolos. A libertação miraculosa. Eles não param de pregar. Estão cheios com Cristo. Pedro faz uma declaração clara e poderosa.</text:span></text:p>
        <text:p text:style-name="P3"/>
        <text:p text:style-name="P3"><text:a xlink:type="simple" xlink:href="http://bibliaonline.com.br/acf/atos/5/33-40" text:style-name="Internet_20_link" text:visited-style-name="Visited_20_Internet_20_Link"><text:span text:style-name="T1">At 5:33-40</text:span></text:a><text:span text:style-name="T1"> Cresce o homicídio em seus corações! Vale a pena ler Jo </text:span><text:a xlink:type="simple" xlink:href="http://bibliaonline.com.br/acf/jo/8/44" text:style-name="Internet_20_link" text:visited-style-name="Visited_20_Internet_20_Link"><text:span text:style-name="T1">8:44</text:span></text:a><text:span text:style-name="T1">. Deus interfere e livra os apóstolos. Mas não sem antes eles serem açoitados. Repare qual o nome da Pessoa que mais os perturba!</text:span></text:p>
        <text:p text:style-name="P3"/>
        <text:p text:style-name="P3"><text:a xlink:type="simple" xlink:href="http://bibliaonline.com.br/acf/atos/5/41-42" text:style-name="Internet_20_link" text:visited-style-name="Visited_20_Internet_20_Link"><text:span text:style-name="T1">At 5:41-42</text:span></text:a><text:span text:style-name="T1"> Mas aquele Nome tem o efeito oposto nos fiéis apóstolos. Eles se regozijaram... eles sofreram. O tema principal deles? "Jesus Cristo".</text:span></text:p>
        <text:p text:style-name="P3"/>
        <text:h text:style-name="P2" text:outline-level="2"><text:bookmark-start text:name="__RefHeading___Toc3222_1522826305"/>#121<text:bookmark-end text:name="__RefHeading___Toc3222_1522826305"/></text:h>
        <text:p text:style-name="P3"/>
        <text:p text:style-name="P4">Nenhuma posição de privilégio me guardará se as escrituras perderem o poder sobre mim.</text:p>
        <text:p text:style-name="P3"/>
        <text:h text:style-name="P1" text:outline-level="2"><text:bookmark-start text:name="__RefHeading___Toc3224_1522826305"/><text:a xlink:type="simple" xlink:href="http://bibliaonline.com.br/acf/atos/6" text:style-name="Internet_20_link" text:visited-style-name="Visited_20_Internet_20_Link"><text:span text:style-name="T1">ATOS 6</text:span></text:a><text:bookmark-end text:name="__RefHeading___Toc3224_1522826305"/></text:h>
        <text:p text:style-name="P3"/>
        <text:p text:style-name="P3"><text:a xlink:type="simple" xlink:href="http://bibliaonline.com.br/acf/atos/6/1-7" text:style-name="Internet_20_link" text:visited-style-name="Visited_20_Internet_20_Link"><text:span text:style-name="T1">At 6:1-7</text:span></text:a><text:span text:style-name="T1"> Quando uma pessoa aceita a Cristo como Salvador, recebe uma nova natureza. Ele ainda tem a velha natureza que nunca melhora, mas que apenas age quando permitimos que ela o faça. Não se esqueça disto. Ter um mau temperamento não é um impedimento para mim, mas deixar que ele atue, isto é. Aqui vemos a velha natureza reclamando que as viúvas judias de língua grega estavam sendo negligenciadas quando alimentos e bens eram distribuídos entre os crentes. Os apóstolos escolheram sete Judeus Gregos (bela preocupação), homens de boa reputação e cheios do Espírito Santo para cuidarem deste trabalho.</text:span></text:p>
        <text:p text:style-name="P3"/>
        <text:p text:style-name="P3"><text:a xlink:type="simple" xlink:href="http://bibliaonline.com.br/acf/atos/6/4" text:style-name="Internet_20_link" text:visited-style-name="Visited_20_Internet_20_Link"><text:span text:style-name="T1">At 6:4</text:span></text:a><text:span text:style-name="T1"> Nos fala do que tinha prioridade nos pensamentos dos apóstolos (Não era porque eles não poderiam ser importunados pelas viúvas).</text:span></text:p>
        <text:p text:style-name="P3"><text:soft-page-break/></text:p>
        <text:p text:style-name="P3"><text:a xlink:type="simple" xlink:href="http://bibliaonline.com.br/acf/atos/6/8-15" text:style-name="Internet_20_link" text:visited-style-name="Visited_20_Internet_20_Link"><text:span text:style-name="T1">At 6:8-15</text:span></text:a><text:span text:style-name="T1"> Estêvão era um destes. O Senhor é sobre todas as coisas para a Igreja (</text:span><text:a xlink:type="simple" xlink:href="http://bibliaonline.com.br/acf/ef/1/22" text:style-name="Internet_20_link" text:visited-style-name="Visited_20_Internet_20_Link"><text:span text:style-name="T1">Ef 1:22</text:span></text:a><text:span text:style-name="T1">) e tem um trabalho adicional para Estêvão. O </text:span><text:a xlink:type="simple" xlink:href="https://www.bibliaonline.com.br/acf/atos/6/8" text:style-name="Internet_20_link" text:visited-style-name="Visited_20_Internet_20_Link"><text:span text:style-name="T1">oitavo versículo</text:span></text:a><text:span text:style-name="T1"> é o resultado daquilo que diz a Estêvão no </text:span><text:a xlink:type="simple" xlink:href="https://www.bibliaonline.com.br/acf/atos/6/5" text:style-name="Internet_20_link" text:visited-style-name="Visited_20_Internet_20_Link"><text:span text:style-name="T1">quinto versículo</text:span></text:a><text:span text:style-name="T1">. Logo falaremos mais sobre ele.</text:span></text:p>
        <text:p text:style-name="P3"/>
        <text:h text:style-name="P2" text:outline-level="2"><text:bookmark-start text:name="__RefHeading___Toc3226_1522826305"/>#122<text:bookmark-end text:name="__RefHeading___Toc3226_1522826305"/></text:h>
        <text:p text:style-name="P3"/>
        <text:p text:style-name="P3"><text:span text:style-name="T1">Quanto Paulo escrevia cartas (Epístolas) sobre a escolha de anciãos, diáconos, etc., as cartas eram endereçadas apenas a indivíduos (1 Tm </text:span><text:a xlink:type="simple" xlink:href="http://bibliaonline.com.br/acf/1tm/2" text:style-name="Internet_20_link" text:visited-style-name="Visited_20_Internet_20_Link"><text:span text:style-name="T1">caps. 2</text:span></text:a><text:span text:style-name="T1"> e 3 e </text:span><text:a xlink:type="simple" xlink:href="https://www.bibliaonline.com.br/acf/tt/1/5" text:style-name="Internet_20_link" text:visited-style-name="Visited_20_Internet_20_Link"><text:span text:style-name="T1">Tito 1:5</text:span></text:a><text:span text:style-name="T1">), nunca a assembléias.</text:span></text:p>
        <text:p text:style-name="P3"/>
        <text:h text:style-name="P1" text:outline-level="2"><text:bookmark-start text:name="__RefHeading___Toc3228_1522826305"/><text:a xlink:type="simple" xlink:href="http://bibliaonline.com.br/acf/atos/7" text:style-name="Internet_20_link" text:visited-style-name="Visited_20_Internet_20_Link"><text:span text:style-name="T1">ATOS 7</text:span></text:a><text:bookmark-end text:name="__RefHeading___Toc3228_1522826305"/></text:h>
        <text:p text:style-name="P3"/>
        <text:p text:style-name="P4">Um dos resumos mais marcantes da história de Israel na Bíblia. E que história de pecado foi! José, Moisés e Davi, da primeira vez em que se apresentaram foram rejeitados pelos Judeus, mas na segunda vez foram recebidos. Foi assim quando o Senhor Jesus veio. Estêvão demonstra que não era nada além de um espírito revoltoso, desobediente que tinha sido sempre manifestado. E quando Deus enviou Seu amado Filho, a mesma resistência continuou.</text:p>
        <text:p text:style-name="P3"/>
        <text:p text:style-name="P3"><text:a xlink:type="simple" xlink:href="http://bibliaonline.com.br/acf/atos/7/43-53" text:style-name="Internet_20_link" text:visited-style-name="Visited_20_Internet_20_Link"><text:span text:style-name="T1">At 7:43-53</text:span></text:a><text:span text:style-name="T1"> Dessa resistência eles passaram à idolatria. Eles eram culpados de quatro ofensas. (1) Os pais (homens do Antigo Testamento) não haviam guardado a lei. (2) Haviam perseguido e matado os profetas. (3) Haviam traído e assassinado o Justo - o Senhor Jesus, e (4) haviam resistido ao Espírito Santo. Assim vemos a culpa e ruína do homem na nação mais favorecida e privilegiada do mundo.</text:span></text:p>
        <text:p text:style-name="P3"/>
        <text:p text:style-name="P3"><text:a xlink:type="simple" xlink:href="http://bibliaonline.com.br/acf/atos/7/54-60" text:style-name="Internet_20_link" text:visited-style-name="Visited_20_Internet_20_Link"><text:span text:style-name="T1">At 7:54-60</text:span></text:a><text:span text:style-name="T1"> Este discurso trouxe à tona toda a fúria contra Estêvão. Eles o arrastam para fora da cidade (veja Lv 24:11-16). Eles o matam. Como ocorreu com o Senhor na cruz, Estêvão roga por seus assassinos. Repare quem era testemunha de tudo isso! Sem dúvida aquilo deixou uma impressão duradoura nele, mas ele odiava o nome de Jesus.</text:span></text:p>
        <text:p text:style-name="P3"/>
        <text:h text:style-name="P2" text:outline-level="2"><text:bookmark-start text:name="__RefHeading___Toc3230_1522826305"/>#123<text:bookmark-end text:name="__RefHeading___Toc3230_1522826305"/></text:h>
        <text:p text:style-name="P3"/>
        <text:p text:style-name="P4"><text:soft-page-break/>Nunca existe poder coletivo sem fidelidade individual.</text:p>
        <text:p text:style-name="P3"/>
        <text:h text:style-name="P1" text:outline-level="2"><text:bookmark-start text:name="__RefHeading___Toc3232_1522826305"/><text:a xlink:type="simple" xlink:href="http://bibliaonline.com.br/acf/atos/8" text:style-name="Internet_20_link" text:visited-style-name="Visited_20_Internet_20_Link"><text:span text:style-name="T1">ATOS 8</text:span></text:a><text:bookmark-end text:name="__RefHeading___Toc3232_1522826305"/></text:h>
        <text:p text:style-name="P3"/>
        <text:p text:style-name="P3"><text:a xlink:type="simple" xlink:href="http://bibliaonline.com.br/acf/atos/8/1-3" text:style-name="Internet_20_link" text:visited-style-name="Visited_20_Internet_20_Link"><text:span text:style-name="T1">At 8:1-3</text:span></text:a><text:span text:style-name="T1"> Acontece uma boa mudança. A igreja (assembléia), formada principalmente por crentes Judeus, começa agora a se espalhar para os Gentios. Mas a perseguição se espalha também. Nenhuma dificuldade pode permanecer quando Deus está ali, e nós crentes não podemos resistir a nossos inimigos quando Ele não está ali. Até o martírio de Estêvão, Jerusalém havia sido o único centro - (</text:span><text:a xlink:type="simple" xlink:href="http://bibliaonline.com.br/acf/dt/12/13-14" text:style-name="Internet_20_link" text:visited-style-name="Visited_20_Internet_20_Link"><text:span text:style-name="T1">Dt 12:13-14</text:span></text:a><text:span text:style-name="T1">). Agora Israel havia rejeitado o Espírito Santo por meio do assassinato de Estêvão, portanto a mensagem do evangelho do amor e da graça de Deus saiu a todas as nações.</text:span></text:p>
        <text:p text:style-name="P3"/>
        <text:p text:style-name="P3"><text:a xlink:type="simple" xlink:href="http://bibliaonline.com.br/acf/atos/8/5-25" text:style-name="Internet_20_link" text:visited-style-name="Visited_20_Internet_20_Link"><text:span text:style-name="T1">At 8:5-25</text:span></text:a><text:span text:style-name="T1"> Deus usa outro dos homens escolhidos para servir as mesas no </text:span><text:a xlink:type="simple" xlink:href="https://www.bibliaonline.com.br/acf/atos/6" text:style-name="Internet_20_link" text:visited-style-name="Visited_20_Internet_20_Link"><text:span text:style-name="T1">capítulo 6</text:span></text:a><text:span text:style-name="T1">.</text:span></text:p>
        <text:p text:style-name="P3"/>
        <text:p text:style-name="P3"><text:a xlink:type="simple" xlink:href="http://bibliaonline.com.br/acf/atos/8/9-25" text:style-name="Internet_20_link" text:visited-style-name="Visited_20_Internet_20_Link"><text:span text:style-name="T1">At 8:9-25</text:span></text:a><text:span text:style-name="T1"> Simão "creu", mas vemos mais tarde que foi apenas em sua cabeça, pois ele demonstra estar numa condição de perdido. Deve ser com o coração - </text:span><text:a xlink:type="simple" xlink:href="http://bibliaonline.com.br/acf/rm/10/10" text:style-name="Internet_20_link" text:visited-style-name="Visited_20_Internet_20_Link"><text:span text:style-name="T1">Rm 10:10</text:span></text:a><text:span text:style-name="T1">. Os milagres o haviam afetado. As pessoas dizem com frequência que se vissem creriam. Foi exatamente o que Simão fez, mas não era real.</text:span></text:p>
        <text:p text:style-name="P3"/>
        <text:p text:style-name="P3"><text:a xlink:type="simple" xlink:href="http://bibliaonline.com.br/acf/atos/8/26-40" text:style-name="Internet_20_link" text:visited-style-name="Visited_20_Internet_20_Link"><text:span text:style-name="T1">At 8:26-40</text:span></text:a><text:span text:style-name="T1"> Outro exemplo da mudança. O homem da Etiópia recebe a Cristo e segue seu caminho regozijando, ainda que sem Filipe. Quando estamos desfrutando de Cristo, não ficamos dependendo de contatos externos.</text:span></text:p>
        <text:p text:style-name="P3"/>
        <text:h text:style-name="P2" text:outline-level="2"><text:bookmark-start text:name="__RefHeading___Toc3234_1522826305"/>#124<text:bookmark-end text:name="__RefHeading___Toc3234_1522826305"/></text:h>
        <text:p text:style-name="P3"/>
        <text:p text:style-name="P3"><text:span text:style-name="T1">Estar reunido para o nome do Senhor não se trata da sabedoria de um grupo de indivíduos, mas trata-se do desfrutar daquilo que é prometido em </text:span><text:a xlink:type="simple" xlink:href="http://bibliaonline.com.br/acf/mt/18/20" text:style-name="Internet_20_link" text:visited-style-name="Visited_20_Internet_20_Link"><text:span text:style-name="T1">Mt 18:20</text:span></text:a><text:span text:style-name="T1">.</text:span></text:p>
        <text:p text:style-name="P3"/>
        <text:h text:style-name="P1" text:outline-level="2"><text:bookmark-start text:name="__RefHeading___Toc3236_1522826305"/><text:a xlink:type="simple" xlink:href="http://bibliaonline.com.br/acf/atos/9" text:style-name="Internet_20_link" text:visited-style-name="Visited_20_Internet_20_Link"><text:span text:style-name="T1">ATOS 9</text:span></text:a><text:bookmark-end text:name="__RefHeading___Toc3236_1522826305"/></text:h>
        <text:p text:style-name="P3"/>
        <text:p text:style-name="P3"><text:a xlink:type="simple" xlink:href="http://bibliaonline.com.br/acf/atos/9/1-22" text:style-name="Internet_20_link" text:visited-style-name="Visited_20_Internet_20_Link"><text:span text:style-name="T1">At 9:1-22</text:span></text:a><text:span text:style-name="T1"> A conversão de Saulo (Paulo). O Senhor Jesus no céu disse a Saulo que as pessoas que ele estava perseguindo eram parte dEle próprio! O Senhor Jesus nunca tinha sido visto por Saulo na Terra. Mas agora Ele é revelado a Saulo da glória do céu. </text:span><text:soft-page-break/><text:span text:style-name="T1">Repare nos </text:span><text:a xlink:type="simple" xlink:href="https://www.bibliaonline.com.br/acf/atos/9/20,22" text:style-name="Internet_20_link" text:visited-style-name="Visited_20_Internet_20_Link"><text:span text:style-name="T1">versículos 20 e 22</text:span></text:a><text:span text:style-name="T1"> o assunto de sua pregação.</text:span></text:p>
        <text:p text:style-name="P3"/>
        <text:p text:style-name="P3"><text:a xlink:type="simple" xlink:href="http://bibliaonline.com.br/acf/atos/9/23-25" text:style-name="Internet_20_link" text:visited-style-name="Visited_20_Internet_20_Link"><text:span text:style-name="T1">At 9:23-25</text:span></text:a><text:span text:style-name="T1"> Teria a conversão de Paulo um bom efeito sobre os outros Judeus, por ser ele um membro ativo daquela seita? Eles tentam matá-lo! As circunstâncias não convencem pessoas não salvas... somente Cristo, pelo Espírito Santo.</text:span></text:p>
        <text:p text:style-name="P3"/>
        <text:p text:style-name="P3"><text:a xlink:type="simple" xlink:href="http://bibliaonline.com.br/acf/atos/9/26-31" text:style-name="Internet_20_link" text:visited-style-name="Visited_20_Internet_20_Link"><text:span text:style-name="T1">At 9:26-31</text:span></text:a><text:span text:style-name="T1"> Alguns anos haviam se passado quando isto ocorre (</text:span><text:a xlink:type="simple" xlink:href="http://bibliaonline.com.br/acf/gl/1/15-19" text:style-name="Internet_20_link" text:visited-style-name="Visited_20_Internet_20_Link"><text:span text:style-name="T1">Gl 1:15-19</text:span></text:a><text:span text:style-name="T1">). Os crentes andavam no temor do Senhor. Que contraste com uma pessoa não salva (</text:span><text:a xlink:type="simple" xlink:href="http://bibliaonline.com.br/acf/rm/3/18" text:style-name="Internet_20_link" text:visited-style-name="Visited_20_Internet_20_Link"><text:span text:style-name="T1">Rm 3:18</text:span></text:a><text:span text:style-name="T1">). Eles não conhecem "o Senhor".</text:span></text:p>
        <text:p text:style-name="P3"/>
        <text:p text:style-name="P3"><text:a xlink:type="simple" xlink:href="http://bibliaonline.com.br/acf/atos/9/32-43" text:style-name="Internet_20_link" text:visited-style-name="Visited_20_Internet_20_Link"><text:span text:style-name="T1">At 9:32-43</text:span></text:a><text:span text:style-name="T1"> Continua a pregação de Pedro. Ele cura Enéias por meio do uso de um nome, não de seu próprio nome. Mesmo que não tenha usado aquele nome ao ressuscitar Tabita (Dorcas) de entre os mortos, repare a quem as pessoas se voltaram (</text:span><text:a xlink:type="simple" xlink:href="https://www.bibliaonline.com.br/acf/atos/9/42" text:style-name="Internet_20_link" text:visited-style-name="Visited_20_Internet_20_Link"><text:span text:style-name="T1">vers. 42</text:span></text:a><text:span text:style-name="T1">).</text:span></text:p>
        <text:p text:style-name="P3"/>
        <text:h text:style-name="P2" text:outline-level="2"><text:bookmark-start text:name="__RefHeading___Toc3238_1522826305"/>#125<text:bookmark-end text:name="__RefHeading___Toc3238_1522826305"/></text:h>
        <text:p text:style-name="P3"/>
        <text:p text:style-name="P4">A presença do Espírito Santo e o Senhorio de Cristo individualmente fazem provisão para todas as ocasiões.</text:p>
        <text:p text:style-name="P3"/>
        <text:h text:style-name="P1" text:outline-level="2"><text:bookmark-start text:name="__RefHeading___Toc3240_1522826305"/><text:a xlink:type="simple" xlink:href="http://bibliaonline.com.br/acf/atos/10/1-18" text:style-name="Internet_20_link" text:visited-style-name="Visited_20_Internet_20_Link"><text:span text:style-name="T1">ATOS 10, Vers. 1-18</text:span></text:a><text:bookmark-end text:name="__RefHeading___Toc3240_1522826305"/></text:h>
        <text:p text:style-name="P3"/>
        <text:p text:style-name="P4">Pedro, e não Paulo, é usado para abrir a porta do reino aos Gentios. Deste modo a unidade da assembléia e da obra de todos os apóstolos é mantida. Pedro precisa aprender que Deus está derrubando a parede entre o Judeu e o Gentio. Cornélio precisa aprender que necessitava ser salvo.</text:p>
        <text:p text:style-name="P3"/>
        <text:p text:style-name="P3"><text:a xlink:type="simple" xlink:href="http://bibliaonline.com.br/acf/atos/10/1-8" text:style-name="Internet_20_link" text:visited-style-name="Visited_20_Internet_20_Link"><text:span text:style-name="T1">At 10:1-8</text:span></text:a><text:span text:style-name="T1"> Aqui está um homem muito devotado. Mas, apesar de tão temente a Deus, tão bom, tão generoso, ele precisava ser salvo (</text:span><text:a xlink:type="simple" xlink:href="http://bibliaonline.com.br/acf/atos/11/14" text:style-name="Internet_20_link" text:visited-style-name="Visited_20_Internet_20_Link"><text:span text:style-name="T1">11:14</text:span></text:a><text:span text:style-name="T1">). Muitos hoje são pessoas de vida correta, mas não querem a Cristo.</text:span></text:p>
        <text:p text:style-name="P3"/>
        <text:p text:style-name="P3"><text:a xlink:type="simple" xlink:href="http://bibliaonline.com.br/acf/atos/10/9-18" text:style-name="Internet_20_link" text:visited-style-name="Visited_20_Internet_20_Link"><text:span text:style-name="T1">At 10:9-18</text:span></text:a><text:span text:style-name="T1"> Pedro, um Judeu de vida correta, orgulhava-se de guardar a lei, sem entender que Deus estava agora alcançando em bênção também os Gentios. Como Judeu, ele não comeria qualquer animal imundo. Deus havia dado instruções explícitas sobre isto em Lv </text:span><text:soft-page-break/><text:span text:style-name="T1">11 e Dt 14. E ele pensava que os Gentios eram imundos também. Nós também podemos nos agarrar a tradições que não são conforme as Escrituras.</text:span></text:p>
        <text:p text:style-name="P3"/>
        <text:h text:style-name="P2" text:outline-level="2"><text:bookmark-start text:name="__RefHeading___Toc3242_1522826305"/>#126<text:bookmark-end text:name="__RefHeading___Toc3242_1522826305"/></text:h>
        <text:p text:style-name="P3"/>
        <text:p text:style-name="P4">Quando são homens que formam um grupo de crentes para recordar a morte do Senhor, este grupo ou será controlado por um homem (ou mais), ou por um conjunto de regras pré-estabelecido.</text:p>
        <text:p text:style-name="P3"/>
        <text:h text:style-name="P1" text:outline-level="2"><text:bookmark-start text:name="__RefHeading___Toc3244_1522826305"/><text:a xlink:type="simple" xlink:href="http://bibliaonline.com.br/acf/atos/10/19-48" text:style-name="Internet_20_link" text:visited-style-name="Visited_20_Internet_20_Link"><text:span text:style-name="T1">ATOS 10, Vers. 19-48</text:span></text:a><text:bookmark-end text:name="__RefHeading___Toc3244_1522826305"/></text:h>
        <text:p text:style-name="P3"/>
        <text:p text:style-name="P3"><text:a xlink:type="simple" xlink:href="http://bibliaonline.com.br/acf/atos/10/19-33" text:style-name="Internet_20_link" text:visited-style-name="Visited_20_Internet_20_Link"><text:span text:style-name="T1">At 10:19-33</text:span></text:a><text:span text:style-name="T1"> Um tinha sido Judeu, outro Gentio, são agora reunidos pelo Espírito de Deus.</text:span></text:p>
        <text:p text:style-name="P3"/>
        <text:p text:style-name="P3"><text:a xlink:type="simple" xlink:href="http://bibliaonline.com.br/acf/atos/10/33" text:style-name="Internet_20_link" text:visited-style-name="Visited_20_Internet_20_Link"><text:span text:style-name="T1">At 10:33</text:span></text:a><text:span text:style-name="T1"> Se cada leitor estivesse desejoso de ouvir e obedecer a Deus, que povo feliz e unido nós crentes seríamos.</text:span></text:p>
        <text:p text:style-name="P3"/>
        <text:p text:style-name="P3"><text:a xlink:type="simple" xlink:href="http://bibliaonline.com.br/acf/atos/10/34-43" text:style-name="Internet_20_link" text:visited-style-name="Visited_20_Internet_20_Link"><text:span text:style-name="T1">At 10:34-43</text:span></text:a><text:span text:style-name="T1"> Pedro faz uma clara afirmação, mostrando a Cornélio como ele poderia ser salvo. E ambos foram recompensados!</text:span></text:p>
        <text:p text:style-name="P3"/>
        <text:p text:style-name="P3"><text:a xlink:type="simple" xlink:href="http://bibliaonline.com.br/acf/atos/10/44-48" text:style-name="Internet_20_link" text:visited-style-name="Visited_20_Internet_20_Link"><text:span text:style-name="T1">At 10:44-48</text:span></text:a><text:span text:style-name="T1"> Deus, que havia dirigido essa obra maravilhosa, envia agora o Espírito Santo sobre todos os que estavam ali. Pela primeira vez o Espírito Santo desce sobre os Gentios. </text:span><text:a xlink:type="simple" xlink:href="http://bibliaonline.com.br/acf/ef/2/13-16" text:style-name="Internet_20_link" text:visited-style-name="Visited_20_Internet_20_Link"><text:span text:style-name="T1">Ef 2:13-16</text:span></text:a><text:span text:style-name="T1"> começava a acontecer.</text:span></text:p>
        <text:p text:style-name="P3"/>
        <text:h text:style-name="P2" text:outline-level="2"><text:bookmark-start text:name="__RefHeading___Toc3246_1522826305"/>#127<text:bookmark-end text:name="__RefHeading___Toc3246_1522826305"/></text:h>
        <text:p text:style-name="P3"/>
        <text:p text:style-name="P3"><text:span text:style-name="T1">Enquanto a fidelidade requer às vezes que eu ande em separação daqueles que amo, é necessário que tenhamos corações quebrantados. (</text:span><text:a xlink:type="simple" xlink:href="http://bibliaonline.com.br/acf/cl/2/2" text:style-name="Internet_20_link" text:visited-style-name="Visited_20_Internet_20_Link"><text:span text:style-name="T1">Cl 2:2</text:span></text:a><text:span text:style-name="T1">).</text:span></text:p>
        <text:p text:style-name="P3"/>
        <text:h text:style-name="P1" text:outline-level="2"><text:bookmark-start text:name="__RefHeading___Toc3248_1522826305"/><text:a xlink:type="simple" xlink:href="http://bibliaonline.com.br/acf/atos/11" text:style-name="Internet_20_link" text:visited-style-name="Visited_20_Internet_20_Link"><text:span text:style-name="T1">ATOS 11</text:span></text:a><text:bookmark-end text:name="__RefHeading___Toc3248_1522826305"/></text:h>
        <text:p text:style-name="P3"/>
        <text:p text:style-name="P3"><text:a xlink:type="simple" xlink:href="http://bibliaonline.com.br/acf/atos/11/1-18" text:style-name="Internet_20_link" text:visited-style-name="Visited_20_Internet_20_Link"><text:span text:style-name="T1">At 11:1-18</text:span></text:a><text:span text:style-name="T1"> Pedro é acusado, em Jerusalém, de haver se associado e comido com Gentios. Eles ainda não haviam aprendido o mesmo que Pedro. Ele narra as ações de </text:span><text:soft-page-break/><text:span text:style-name="T1">Deus em todo o incidente. Eles não podiam resistir ao seu testemunho. Os Gentios crentes foram introduzidos e feitos um com os crentes Judeus! Que fato maravilhoso! A verdade do um só corpo é recebida.</text:span></text:p>
        <text:p text:style-name="P3"/>
        <text:p text:style-name="P3"><text:a xlink:type="simple" xlink:href="http://bibliaonline.com.br/acf/atos/11/19-26" text:style-name="Internet_20_link" text:visited-style-name="Visited_20_Internet_20_Link"><text:span text:style-name="T1">At 11:19-26</text:span></text:a><text:span text:style-name="T1"> O evangelho agora se amplia. Os Gentios recebem o Senhor Jesus como seu Salvador. A luz de Cristo começa agora a iluminar o mundo civilizado. Em muito pouco tempo, Paulo leva o Evangelho através do Império Romano e assembléias são estabelecidas em uma vasta área.</text:span></text:p>
        <text:p text:style-name="P3"/>
        <text:p text:style-name="P3"><text:a xlink:type="simple" xlink:href="http://bibliaonline.com.br/acf/atos/11/27-30" text:style-name="Internet_20_link" text:visited-style-name="Visited_20_Internet_20_Link"><text:span text:style-name="T1">At 11:27-30</text:span></text:a><text:span text:style-name="T1"> Todavia os problemas diários são reais, e o Cristianismo tem um grande cuidado para com as necessidades dos outros crentes.</text:span></text:p>
        <text:p text:style-name="P3"/>
        <text:h text:style-name="P2" text:outline-level="2"><text:bookmark-start text:name="__RefHeading___Toc3250_1522826305"/>#128<text:bookmark-end text:name="__RefHeading___Toc3250_1522826305"/></text:h>
        <text:p text:style-name="P3"/>
        <text:p text:style-name="P4">A unidade do corpo é mantida indestrutível por divino poder... a expressão dessa unidade é a parte que cabe a cada assembléia.</text:p>
        <text:p text:style-name="P3"/>
        <text:h text:style-name="P1" text:outline-level="2"><text:bookmark-start text:name="__RefHeading___Toc3252_1522826305"/><text:a xlink:type="simple" xlink:href="http://bibliaonline.com.br/acf/atos/12" text:style-name="Internet_20_link" text:visited-style-name="Visited_20_Internet_20_Link"><text:span text:style-name="T1">ATOS 12</text:span></text:a><text:bookmark-end text:name="__RefHeading___Toc3252_1522826305"/></text:h>
        <text:p text:style-name="P3"/>
        <text:p text:style-name="P3"><text:a xlink:type="simple" xlink:href="http://bibliaonline.com.br/acf/atos/12/1-19" text:style-name="Internet_20_link" text:visited-style-name="Visited_20_Internet_20_Link"><text:span text:style-name="T1">At 12:1-19</text:span></text:a><text:span text:style-name="T1"> Deus havia permitido uma grande fome por todo o mundo de então (</text:span><text:a xlink:type="simple" xlink:href="http://bibliaonline.com.br/acf/atos/11/28" text:style-name="Internet_20_link" text:visited-style-name="Visited_20_Internet_20_Link"><text:span text:style-name="T1">11:28</text:span></text:a><text:span text:style-name="T1">) mas essa catástrofe não impediu que o rei se ocupasse em destruir os pobres servos do Senhor. Estêvão e Tiago são mortos - um pela multidão, o outro pelo Rei Herodes, e agora Pedro é aprisionado, para ser logo entregue à morte. Quanta tristeza! Que prova para a fé deles! Mas tudo isso os levou à oração! Pedro, ao invés de ser usado para levar as novas a toda parte, é enviado à Cesaréia por um determinado período.</text:span></text:p>
        <text:p text:style-name="P3"/>
        <text:p text:style-name="P3"><text:a xlink:type="simple" xlink:href="http://bibliaonline.com.br/acf/atos/12/20-23" text:style-name="Internet_20_link" text:visited-style-name="Visited_20_Internet_20_Link"><text:span text:style-name="T1">At 12:20-23</text:span></text:a><text:span text:style-name="T1"> Mas, por outro lado, Deus envia um anjo a esse rei ímpio com uma missão diferente. Que morte horrível.</text:span></text:p>
        <text:p text:style-name="P3"/>
        <text:p text:style-name="P3"><text:a xlink:type="simple" xlink:href="http://bibliaonline.com.br/acf/atos/12/24" text:style-name="Internet_20_link" text:visited-style-name="Visited_20_Internet_20_Link"><text:span text:style-name="T1">At 12:24</text:span></text:a><text:span text:style-name="T1"> Que fruto provém das sementes de morte, dor, provações e orações! Estes versículos estão nos mostrando que é quando os crentes passam por problemas que há bênção. A Palavra de Deus cresceu porque é viva!</text:span></text:p>
        <text:p text:style-name="P3"/>
        <text:h text:style-name="P2" text:outline-level="2"><text:bookmark-start text:name="__RefHeading___Toc3254_1522826305"/><text:soft-page-break/>#129<text:bookmark-end text:name="__RefHeading___Toc3254_1522826305"/></text:h>
        <text:p text:style-name="P3"/>
        <text:p text:style-name="P4">A igreja de Deus é, junto com Cristo, o Centro de todos os conselhos de Deus para a Sua glória.</text:p>
        <text:p text:style-name="P3"/>
        <text:h text:style-name="P1" text:outline-level="2"><text:bookmark-start text:name="__RefHeading___Toc3256_1522826305"/><text:a xlink:type="simple" xlink:href="http://bibliaonline.com.br/acf/atos/13" text:style-name="Internet_20_link" text:visited-style-name="Visited_20_Internet_20_Link"><text:span text:style-name="T1">ATOS 13</text:span></text:a><text:bookmark-end text:name="__RefHeading___Toc3256_1522826305"/></text:h>
        <text:p text:style-name="P3"/>
        <text:p text:style-name="P3"><text:a xlink:type="simple" xlink:href="http://bibliaonline.com.br/acf/atos/13/1-3" text:style-name="Internet_20_link" text:visited-style-name="Visited_20_Internet_20_Link"><text:span text:style-name="T1">At 13:1-3</text:span></text:a><text:span text:style-name="T1"> A assembléia em Antioquia envia Barnabé e Saulo (Paulo), sem consultarem Jerusalém. Isto porque é o Espírito Santo, e não os apóstolos, que está no comando. A assembléia de crentes é reunida ao nome do Senhor Jesus, e Ele dirige tudo pelo Espírito Santo. Os discípulos impõem suas mãos sobre esses dois homens, demonstrando que estavam em comunhão naquilo.</text:span></text:p>
        <text:p text:style-name="P3"/>
        <text:p text:style-name="P3"><text:a xlink:type="simple" xlink:href="http://bibliaonline.com.br/acf/atos/13/4-12" text:style-name="Internet_20_link" text:visited-style-name="Visited_20_Internet_20_Link"><text:span text:style-name="T1">At 13:4-12</text:span></text:a><text:span text:style-name="T1"> O Espírito Santo estava com eles, o que fazia levantar a oposição de Satanás. Satanás tentava desviar aquela autoridade da fé. Um homem é cegado por sua impiedade; o outro crê, recebendo luz (espiritual) e fica impressionado com a doutrina (ensino) do Senhor.</text:span></text:p>
        <text:p text:style-name="P3"/>
        <text:p text:style-name="P3"><text:a xlink:type="simple" xlink:href="http://bibliaonline.com.br/acf/atos/13/13" text:style-name="Internet_20_link" text:visited-style-name="Visited_20_Internet_20_Link"><text:span text:style-name="T1">At 13:13</text:span></text:a><text:span text:style-name="T1"> João Marcos deixa o grupo missionário e volta para Jerusalém. Uma perda para ele, e a causa de sérios problemas mais tarde.</text:span></text:p>
        <text:p text:style-name="P3"/>
        <text:p text:style-name="P3"><text:a xlink:type="simple" xlink:href="http://bibliaonline.com.br/acf/atos/13/14-51" text:style-name="Internet_20_link" text:visited-style-name="Visited_20_Internet_20_Link"><text:span text:style-name="T1">At 13:14-51</text:span></text:a><text:span text:style-name="T1"> A longa jornada missionária, resultando em Judeus e Gentios sendo salvos.</text:span></text:p>
        <text:p text:style-name="P3"/>
        <text:p text:style-name="P3"><text:a xlink:type="simple" xlink:href="http://bibliaonline.com.br/acf/atos/13/16-41" text:style-name="Internet_20_link" text:visited-style-name="Visited_20_Internet_20_Link"><text:span text:style-name="T1">At 13:16-41</text:span></text:a><text:span text:style-name="T1"> Paulo dá um resumo da história de Israel assim como Estêvão havia feito (</text:span><text:a xlink:type="simple" xlink:href="https://www.bibliaonline.com.br/acf/atos/7" text:style-name="Internet_20_link" text:visited-style-name="Visited_20_Internet_20_Link"><text:span text:style-name="T1">no sétimo capítulo</text:span></text:a><text:span text:style-name="T1">). Estêvão vai mais fundo na culpa de Israel que rejeitou um profeta após outro. Aqui Paulo apresenta a salvação individual quem quer que viesse a crer - </text:span><text:a xlink:type="simple" xlink:href="http://bibliaonline.com.br/acf/atos/13/38-39" text:style-name="Internet_20_link" text:visited-style-name="Visited_20_Internet_20_Link"><text:span text:style-name="T1">vers. 38-39</text:span></text:a><text:span text:style-name="T1">.</text:span></text:p>
        <text:p text:style-name="P3"/>
        <text:p text:style-name="P3"><text:a xlink:type="simple" xlink:href="http://bibliaonline.com.br/acf/atos/13/42,45-51" text:style-name="Internet_20_link" text:visited-style-name="Visited_20_Internet_20_Link"><text:span text:style-name="T1">At 13:42 e 45-51</text:span></text:a><text:span text:style-name="T1"> Uma maravilhosa profecia em </text:span><text:a xlink:type="simple" xlink:href="http://bibliaonline.com.br/acf/is/49/6" text:style-name="Internet_20_link" text:visited-style-name="Visited_20_Internet_20_Link"><text:span text:style-name="T1">Is 49:6</text:span></text:a><text:span text:style-name="T1">, escrita mais de 500 anos antes começa a ser cumprida! Será que nós Gentios agradecemos a Deus por haver dirigido Sua graça para nós?</text:span></text:p>
        <text:p text:style-name="P3"/>
        <text:h text:style-name="P2" text:outline-level="2"><text:bookmark-start text:name="__RefHeading___Toc3258_1522826305"/><text:soft-page-break/>#130<text:bookmark-end text:name="__RefHeading___Toc3258_1522826305"/></text:h>
        <text:p text:style-name="P3"/>
        <text:p text:style-name="P4">Se estou reunido pelo poder do Espírito Santo ao nome do Senhor Jesus Cristo, encontro-me fora de todas as organizações religiosas.</text:p>
        <text:p text:style-name="P3"/>
        <text:h text:style-name="P1" text:outline-level="2"><text:bookmark-start text:name="__RefHeading___Toc3260_1522826305"/><text:a xlink:type="simple" xlink:href="http://bibliaonline.com.br/acf/atos/14" text:style-name="Internet_20_link" text:visited-style-name="Visited_20_Internet_20_Link"><text:span text:style-name="T1">ATOS 14</text:span></text:a><text:bookmark-end text:name="__RefHeading___Toc3260_1522826305"/></text:h>
        <text:p text:style-name="P3"/>
        <text:p text:style-name="P3"><text:a xlink:type="simple" xlink:href="http://bibliaonline.com.br/acf/atos/14/1" text:style-name="Internet_20_link" text:visited-style-name="Visited_20_Internet_20_Link"><text:span text:style-name="T1">At 14:1</text:span></text:a><text:span text:style-name="T1"> Muitos Judeus e Gentios creram. (1) Muito poder - muitos crentes. (2) Muitos crentes - muita oposição. (3) Muito tempo - muito crescimento. (4) Muito trabalho Satânico - muita divisão (</text:span><text:a xlink:type="simple" xlink:href="http://bibliaonline.com.br/acf/mt/10/34-39" text:style-name="Internet_20_link" text:visited-style-name="Visited_20_Internet_20_Link"><text:span text:style-name="T1">Mt 10:34-39</text:span></text:a><text:span text:style-name="T1">). (5) Muita agitação - muita violência. (6) Eles partiram quando viram a recusa em aceitar a verdade. Mas isso só fez com que a Palavra de Deus fosse pregada em outros lugares. Listra parece ter sido a terra natal de Timóteo (</text:span><text:a xlink:type="simple" xlink:href="http://bibliaonline.com.br/acf/atos/16/1" text:style-name="Internet_20_link" text:visited-style-name="Visited_20_Internet_20_Link"><text:span text:style-name="T1">16:1</text:span></text:a><text:span text:style-name="T1">). Derbe era o lar de Gaio (</text:span><text:a xlink:type="simple" xlink:href="http://bibliaonline.com.br/acf/atos/20/4" text:style-name="Internet_20_link" text:visited-style-name="Visited_20_Internet_20_Link"><text:span text:style-name="T1">20:4</text:span></text:a><text:span text:style-name="T1">).</text:span></text:p>
        <text:p text:style-name="P3"/>
        <text:p text:style-name="P3"><text:a xlink:type="simple" xlink:href="http://bibliaonline.com.br/acf/atos/14/8-18" text:style-name="Internet_20_link" text:visited-style-name="Visited_20_Internet_20_Link"><text:span text:style-name="T1">At 14:8-18</text:span></text:a><text:span text:style-name="T1"> Paulo tinha o poder do Espírito Santo para discernir o que havia naquela pobre alma mutilada, que ele tinha fé para ser curado. Que resultado maravilhoso para aquele homem.</text:span></text:p>
        <text:p text:style-name="P3"/>
        <text:p text:style-name="P3"><text:a xlink:type="simple" xlink:href="http://bibliaonline.com.br/acf/atos/14/11-18" text:style-name="Internet_20_link" text:visited-style-name="Visited_20_Internet_20_Link"><text:span text:style-name="T1">At 14:11-18</text:span></text:a><text:span text:style-name="T1"> Mas não havia discernimento nos incrédulos. Eles clamavam que os deuses os haviam visitado na forma de homens. A multidão é invadida pela selvagem euforia. Mas sem qualquer afeição por Cristo.</text:span></text:p>
        <text:p text:style-name="P3"/>
        <text:p text:style-name="P3"><text:a xlink:type="simple" xlink:href="http://bibliaonline.com.br/acf/atos/14/19" text:style-name="Internet_20_link" text:visited-style-name="Visited_20_Internet_20_Link"><text:span text:style-name="T1">At 14:19</text:span></text:a><text:span text:style-name="T1"> A multidão se une aos Judeus incrédulos que apedrejam Paulo até a morte (conforme supunham).</text:span></text:p>
        <text:p text:style-name="P3"/>
        <text:p text:style-name="P3"><text:a xlink:type="simple" xlink:href="http://bibliaonline.com.br/acf/atos/14/20-25" text:style-name="Internet_20_link" text:visited-style-name="Visited_20_Internet_20_Link"><text:span text:style-name="T1">At 14:20-25</text:span></text:a><text:span text:style-name="T1"> Nenhuma dificuldade pode permanecer quando Deus está presente; e não podemos permanecer diante de nossos inimigos quando Ele não está presente.</text:span></text:p>
        <text:p text:style-name="P3"/>
        <text:p text:style-name="P3"><text:a xlink:type="simple" xlink:href="http://bibliaonline.com.br/acf/atos/14/26-28" text:style-name="Internet_20_link" text:visited-style-name="Visited_20_Internet_20_Link"><text:span text:style-name="T1">At 14:26-28</text:span></text:a><text:span text:style-name="T1"> A jornada que havia começado com oração (</text:span><text:a xlink:type="simple" xlink:href="http://bibliaonline.com.br/acf/atos/13/3" text:style-name="Internet_20_link" text:visited-style-name="Visited_20_Internet_20_Link"><text:span text:style-name="T1">13:3</text:span></text:a><text:span text:style-name="T1">), termina com louvor.</text:span></text:p>
        <text:p text:style-name="P3"/>
        <text:h text:style-name="P2" text:outline-level="2"><text:bookmark-start text:name="__RefHeading___Toc3262_1522826305"/>#131<text:bookmark-end text:name="__RefHeading___Toc3262_1522826305"/></text:h>
        <text:p text:style-name="P3"/>
        <text:p text:style-name="P3"><text:span text:style-name="T1">Cristo confiou Sua glória na Terra à igreja (assembléia). </text:span><text:a xlink:type="simple" xlink:href="https://www.bibliaonline.com.br/acf/jo/17/22" text:style-name="Internet_20_link" text:visited-style-name="Visited_20_Internet_20_Link"><text:span text:style-name="T1">João 17:22</text:span></text:a></text:p>
        <text:p text:style-name="P3"><text:soft-page-break/></text:p>
        <text:h text:style-name="P1" text:outline-level="2"><text:bookmark-start text:name="__RefHeading___Toc3264_1522826305"/><text:a xlink:type="simple" xlink:href="http://bibliaonline.com.br/acf/atos/15" text:style-name="Internet_20_link" text:visited-style-name="Visited_20_Internet_20_Link"><text:span text:style-name="T1">ATOS 15</text:span></text:a><text:bookmark-end text:name="__RefHeading___Toc3264_1522826305"/></text:h>
        <text:p text:style-name="P3"/>
        <text:p text:style-name="P4">Mais problemas sérios... nada de pedras ou perseguição pelos de fora, mas mau ensino pelos líderes que professavam ser crentes. Como é sério e perigoso isto! Hoje o erro é pregado abertamente, e muitos crentes parecem não se preocupar e continuam nessas associações. Esses mestres estavam insistindo que a menos que as pessoas em Antioquia fossem circuncidadas, elas não poderiam ser salvas. O que você faria se estivesse lá? Será que você diria, "Oh, está bem, eles devem saber o que devem estar ensinando, pois afinal não devemos julgar"? É mais ou menos o que você está dizendo se continua em associação com aqueles que permitem coisas que as Escrituras condenam.</text:p>
        <text:p text:style-name="P3"/>
        <text:p text:style-name="P3"><text:a xlink:type="simple" xlink:href="http://bibliaonline.com.br/acf/atos/15/2" text:style-name="Internet_20_link" text:visited-style-name="Visited_20_Internet_20_Link"><text:span text:style-name="T1">At 15:2</text:span></text:a><text:span text:style-name="T1"> Paulo e Barnabé protestam imediatamente, e segue-se uma discussão. Mas o Espírito de Deus nos diz em detalhes o que eles fizeram para evitar isso. Não existe nas Escrituras alguma coisa do tipo de uma associação voluntária. O Espírito de Deus nos reúne, nós não nos reunimos a nós mesmos. Leia </text:span><text:a xlink:type="simple" xlink:href="http://bibliaonline.com.br/acf/mt/18/20" text:style-name="Internet_20_link" text:visited-style-name="Visited_20_Internet_20_Link"><text:span text:style-name="T1">Mt 18:20</text:span></text:a><text:span text:style-name="T1"> cuidadosamente, notando particularmente que "estão reunidos". Ele é Quem decide se está ou não no meio. Nós não podemos decidir.</text:span></text:p>
        <text:p text:style-name="P3"/>
        <text:p text:style-name="P3"><text:a xlink:type="simple" xlink:href="http://bibliaonline.com.br/acf/atos/15/2-5" text:style-name="Internet_20_link" text:visited-style-name="Visited_20_Internet_20_Link"><text:span text:style-name="T1">At 15:2-5</text:span></text:a><text:span text:style-name="T1"> Fica decidido que alguns deveriam ser enviados a Jerusalém para indagar ali a respeito desse ensino.</text:span></text:p>
        <text:p text:style-name="P3"/>
        <text:p text:style-name="P3"><text:a xlink:type="simple" xlink:href="http://bibliaonline.com.br/acf/atos/15/5" text:style-name="Internet_20_link" text:visited-style-name="Visited_20_Internet_20_Link"><text:span text:style-name="T1">At 15:5</text:span></text:a><text:span text:style-name="T1"> Repare a mudança no que aqueles mestres maus estavam dizendo - eles escondiam o seu ensino por sugestões mais brandas do que aquilo em que haviam insistido em Antioquia.</text:span></text:p>
        <text:p text:style-name="P3"/>
        <text:p text:style-name="P3"><text:a xlink:type="simple" xlink:href="http://bibliaonline.com.br/acf/atos/15/6-22" text:style-name="Internet_20_link" text:visited-style-name="Visited_20_Internet_20_Link"><text:span text:style-name="T1">At 15:6-22</text:span></text:a><text:span text:style-name="T1"> Finalmente, toda a assembléia, na presença do Senhor Jesus toma sua decisão.</text:span></text:p>
        <text:p text:style-name="P3"/>
        <text:p text:style-name="P3"><text:a xlink:type="simple" xlink:href="http://bibliaonline.com.br/acf/atos/15/23-25" text:style-name="Internet_20_link" text:visited-style-name="Visited_20_Internet_20_Link"><text:span text:style-name="T1">At 15:23-25</text:span></text:a><text:span text:style-name="T1"> O resultado foi que todos em Antioquia receberam a decisão com gozo. Sempre há gozo, paz e unidade quando escutamos o Senhor.</text:span></text:p>
        <text:p text:style-name="P3"/>
        <text:p text:style-name="P3"><text:a xlink:type="simple" xlink:href="http://bibliaonline.com.br/acf/atos/15/36-41" text:style-name="Internet_20_link" text:visited-style-name="Visited_20_Internet_20_Link"><text:span text:style-name="T1">At 15:36-41</text:span></text:a><text:span text:style-name="T1"> Apesar de uma triste contenda haver surgido entre Paulo e Barnabé, é digno de nota que mais tarde Paulo fala de Barnabé (</text:span><text:a xlink:type="simple" xlink:href="http://bibliaonline.com.br/acf/1co/9/6" text:style-name="Internet_20_link" text:visited-style-name="Visited_20_Internet_20_Link"><text:span text:style-name="T1">1 Co 9:6</text:span></text:a><text:span text:style-name="T1">) e João Marcos em Cl </text:span><text:a xlink:type="simple" xlink:href="http://bibliaonline.com.br/acf/cl/4/10" text:style-name="Internet_20_link" text:visited-style-name="Visited_20_Internet_20_Link"><text:span text:style-name="T1">4:10</text:span></text:a><text:span text:style-name="T1"> e </text:span><text:soft-page-break/><text:a xlink:type="simple" xlink:href="http://bibliaonline.com.br/acf/2tm/4/11" text:style-name="Internet_20_link" text:visited-style-name="Visited_20_Internet_20_Link"><text:span text:style-name="T1">2Tm 4:11</text:span></text:a><text:span text:style-name="T1">. Mas a assembléia põe sua recomendação sobre Paulo, e daí em diante não ouvimos mais falar do trabalho de Barnabé.</text:span></text:p>
        <text:p text:style-name="P3"/>
        <text:h text:style-name="P2" text:outline-level="2"><text:bookmark-start text:name="__RefHeading___Toc3266_1522826305"/>#132<text:bookmark-end text:name="__RefHeading___Toc3266_1522826305"/></text:h>
        <text:p text:style-name="P3"/>
        <text:p text:style-name="P4">O tratamento necessário ao mal deve ser aplicado pela consciência em graça.</text:p>
        <text:p text:style-name="P3"/>
        <text:h text:style-name="P1" text:outline-level="2"><text:bookmark-start text:name="__RefHeading___Toc3268_1522826305"/><text:a xlink:type="simple" xlink:href="http://bibliaonline.com.br/acf/atos/16" text:style-name="Internet_20_link" text:visited-style-name="Visited_20_Internet_20_Link"><text:span text:style-name="T1">ATOS 16</text:span></text:a><text:bookmark-end text:name="__RefHeading___Toc3268_1522826305"/></text:h>
        <text:p text:style-name="P3"/>
        <text:p text:style-name="P3"><text:a xlink:type="simple" xlink:href="http://bibliaonline.com.br/acf/atos/16/1-3" text:style-name="Internet_20_link" text:visited-style-name="Visited_20_Internet_20_Link"><text:span text:style-name="T1">At 16:1-3</text:span></text:a><text:span text:style-name="T1"> Paulo encontra Timóteo novamente. Timóteo havia sido levado ao Senhor por Paulo (</text:span><text:a xlink:type="simple" xlink:href="http://bibliaonline.com.br/acf/1tm/1/2" text:style-name="Internet_20_link" text:visited-style-name="Visited_20_Internet_20_Link"><text:span text:style-name="T1">1Tm 1:2</text:span></text:a><text:span text:style-name="T1">) provavelmente em sua primeira viagem a Listra no ano anterior. Repare o que foi falado de Timóteo. Ele cresceu logo em sua alma. Timóteo era filho de um casamento misto entre uma mãe Judia e um pai Gentio, e, portanto, segundo a lei Judaica (</text:span><text:a xlink:type="simple" xlink:href="http://bibliaonline.com.br/acf/ed/10/" text:style-name="Internet_20_link" text:visited-style-name="Visited_20_Internet_20_Link"><text:span text:style-name="T1">Ed 10</text:span></text:a><text:span text:style-name="T1">) era considerado impuro. Assim Timóteo é circuncidado para satisfazer os Judeus.</text:span></text:p>
        <text:p text:style-name="P3"/>
        <text:p text:style-name="P3"><text:a xlink:type="simple" xlink:href="http://bibliaonline.com.br/acf/atos/16/4-13" text:style-name="Internet_20_link" text:visited-style-name="Visited_20_Internet_20_Link"><text:span text:style-name="T1">At 16:4-13</text:span></text:a><text:span text:style-name="T1"> Paulo estava sendo cuidadosamente guiado pelo Espírito de Deus.</text:span></text:p>
        <text:p text:style-name="P3"/>
        <text:p text:style-name="P3"><text:a xlink:type="simple" xlink:href="http://bibliaonline.com.br/acf/atos/16/14-15" text:style-name="Internet_20_link" text:visited-style-name="Visited_20_Internet_20_Link"><text:span text:style-name="T1">At 16:14-15</text:span></text:a><text:span text:style-name="T1"> Que doce simplicidade vemos aqui. O coração dela foi aberto - ela creu.</text:span></text:p>
        <text:p text:style-name="P3"/>
        <text:p text:style-name="P3"><text:a xlink:type="simple" xlink:href="http://bibliaonline.com.br/acf/atos/16/16-22" text:style-name="Internet_20_link" text:visited-style-name="Visited_20_Internet_20_Link"><text:span text:style-name="T1">At 16:16-22</text:span></text:a><text:span text:style-name="T1"> Satanás, não conseguindo vencer pela sutileza, usa agora de violência, e agita as autoridades e a multidão contra Paulo e Silas.</text:span></text:p>
        <text:p text:style-name="P3"/>
        <text:p text:style-name="P3"><text:a xlink:type="simple" xlink:href="http://bibliaonline.com.br/acf/atos/16/25-40" text:style-name="Internet_20_link" text:visited-style-name="Visited_20_Internet_20_Link"><text:span text:style-name="T1">At 16:25-40</text:span></text:a><text:span text:style-name="T1"> Muito espancados, com os pés presos a troncos, repare o que eles fazem na prisão. O poder se revela quando o povo de Deus ora e louva.</text:span></text:p>
        <text:p text:style-name="P3"/>
        <text:p text:style-name="P3"><text:a xlink:type="simple" xlink:href="http://bibliaonline.com.br/acf/atos/16/30" text:style-name="Internet_20_link" text:visited-style-name="Visited_20_Internet_20_Link"><text:span text:style-name="T1">At 16:30</text:span></text:a><text:span text:style-name="T1"> A pergunta que homens e mulheres, meninos e meninas continuam a fazer quando sinceros.</text:span></text:p>
        <text:p text:style-name="P3"/>
        <text:p text:style-name="P3"><text:a xlink:type="simple" xlink:href="http://bibliaonline.com.br/acf/atos/16/31" text:style-name="Internet_20_link" text:visited-style-name="Visited_20_Internet_20_Link"><text:span text:style-name="T1">At 16:31</text:span></text:a><text:span text:style-name="T1"> A gloriosa resposta retine clara, simples e cristalina.</text:span></text:p>
        <text:p text:style-name="P3"/>
        <text:p text:style-name="P3"><text:a xlink:type="simple" xlink:href="http://bibliaonline.com.br/acf/atos/16/32" text:style-name="Internet_20_link" text:visited-style-name="Visited_20_Internet_20_Link"><text:span text:style-name="T1">At 16:32</text:span></text:a><text:span text:style-name="T1"> Eles falam do Senhor, não de si mesmos.</text:span></text:p>
        <text:p text:style-name="P3"/>
        <text:p text:style-name="P3"><text:a xlink:type="simple" xlink:href="http://bibliaonline.com.br/acf/atos/16/33-34" text:style-name="Internet_20_link" text:visited-style-name="Visited_20_Internet_20_Link"><text:span text:style-name="T1">At 16:33-34</text:span></text:a><text:span text:style-name="T1"> O resultado! Primeiro ele treme, depois chora, então escuta, crê, aprende a </text:span><text:soft-page-break/><text:span text:style-name="T1">Palavra do Senhor, leva os prisioneiros para casa, lava suas feridas, é batizado, coloca comida diante de Paulo e Silas, regozija, crendo com toda a sua casa! Que graça de Deus para um pobre pecador!</text:span></text:p>
        <text:p text:style-name="P3"/>
        <text:h text:style-name="P2" text:outline-level="2"><text:bookmark-start text:name="__RefHeading___Toc3270_1522826305"/>#133<text:bookmark-end text:name="__RefHeading___Toc3270_1522826305"/></text:h>
        <text:p text:style-name="P3"/>
        <text:p text:style-name="P4">Se o Espírito de Deus deixou uma assembléia por haver mal nela, como poderá haver poder do Espírito naquela assembléia para expulsar o mal dela?</text:p>
        <text:p text:style-name="P3"/>
        <text:h text:style-name="P1" text:outline-level="2"><text:bookmark-start text:name="__RefHeading___Toc3272_1522826305"/><text:a xlink:type="simple" xlink:href="http://bibliaonline.com.br/acf/atos/17" text:style-name="Internet_20_link" text:visited-style-name="Visited_20_Internet_20_Link"><text:span text:style-name="T1">ATOS 17</text:span></text:a><text:bookmark-end text:name="__RefHeading___Toc3272_1522826305"/></text:h>
        <text:p text:style-name="P3"/>
        <text:p text:style-name="P3"><text:a xlink:type="simple" xlink:href="http://bibliaonline.com.br/acf/atos/17/1-9" text:style-name="Internet_20_link" text:visited-style-name="Visited_20_Internet_20_Link"><text:span text:style-name="T1">At 17:1-9</text:span></text:a><text:span text:style-name="T1"> De Filipo a Anfipolis - 53 quilômetros; depois até Apolônia são mais 48 quilômetros, até Tessalônica - outros 60. 161 quilômetros - sem carros, trens, ônibus ou aviões. Eles pregam a Cristo por todos aqueles quilômetros. Se você tiver tempo, leia as duas cartas aos Tessalonicenses - você irá entender melhor o que Paulo estava pregando naquelas jornadas.</text:span></text:p>
        <text:p text:style-name="P3"/>
        <text:p text:style-name="P3"><text:a xlink:type="simple" xlink:href="http://bibliaonline.com.br/acf/atos/17/2" text:style-name="Internet_20_link" text:visited-style-name="Visited_20_Internet_20_Link"><text:span text:style-name="T1">At 17:2</text:span></text:a><text:span text:style-name="T1"> Ele baseava todas as suas conversas nas Escrituras do Antigo Testamento... nenhuma outra existia então.</text:span></text:p>
        <text:p text:style-name="P3"/>
        <text:p text:style-name="P3"><text:a xlink:type="simple" xlink:href="http://bibliaonline.com.br/acf/atos/17/10" text:style-name="Internet_20_link" text:visited-style-name="Visited_20_Internet_20_Link"><text:span text:style-name="T1">At 17:10</text:span></text:a><text:span text:style-name="T1"> Repare na preocupação que aqueles irmãos tinham por Paulo.</text:span></text:p>
        <text:p text:style-name="P3"/>
        <text:p text:style-name="P3"><text:a xlink:type="simple" xlink:href="http://bibliaonline.com.br/acf/atos/17/11" text:style-name="Internet_20_link" text:visited-style-name="Visited_20_Internet_20_Link"><text:span text:style-name="T1">At 17:11</text:span></text:a><text:span text:style-name="T1"> Não existe ninguém que tenha perscrutado as Escrituras com um coração puro sem ter sido ricamente recompensado.</text:span></text:p>
        <text:p text:style-name="P3"/>
        <text:p text:style-name="P3"><text:a xlink:type="simple" xlink:href="http://bibliaonline.com.br/acf/atos/17/16-34" text:style-name="Internet_20_link" text:visited-style-name="Visited_20_Internet_20_Link"><text:span text:style-name="T1">At 17:16-34</text:span></text:a><text:span text:style-name="T1"> Atenas era famosa em todo o mundo por causa de seus filósofos, escritores, poetas, pintores e arquitetos - mas Paulo, por sua palavra e pena, deixou uma marca mais profunda na humanidade do que qualquer outro homem. O grande servo de Cristo e o grande baluarte do paganismo são colocados face a face. À medida que atravessava a cidade ele via os monumentos e edifícios para orgulho do homem, e para completa desonra de Deus, "tão entregue à idolatria" (</text:span><text:a xlink:type="simple" xlink:href="https://www.bibliaonline.com.br/acf/atos/17/16" text:style-name="Internet_20_link" text:visited-style-name="Visited_20_Internet_20_Link"><text:span text:style-name="T1">vers. 16</text:span></text:a><text:span text:style-name="T1">). Imediatamente há um embate entre a superstição da filosofia com sua beleza terrena e sabedoria mundana... e a fé simples do evangelho.</text:span></text:p>
        <text:p text:style-name="P3"><text:soft-page-break/></text:p>
        <text:p text:style-name="P3"><text:a xlink:type="simple" xlink:href="http://bibliaonline.com.br/acf/atos/17/18" text:style-name="Internet_20_link" text:visited-style-name="Visited_20_Internet_20_Link"><text:span text:style-name="T1">At 17:18</text:span></text:a><text:span text:style-name="T1"> Estas eram duas das principais escolas antagônicas de pensamento. Para os Epicureus, o prazer era o bem mais elevado... os Estóicos aceitavam tudo como era, alegria ou tristeza. Nenhum deles podia dar paz.</text:span></text:p>
        <text:p text:style-name="P3"/>
        <text:p text:style-name="P3"><text:a xlink:type="simple" xlink:href="http://bibliaonline.com.br/acf/atos/17/23-24" text:style-name="Internet_20_link" text:visited-style-name="Visited_20_Internet_20_Link"><text:span text:style-name="T1">At 17:23-24</text:span></text:a><text:span text:style-name="T1"> Provavelmente esta afirmação "O Deus que fez o mundo e tudo o que nele há" condenava os Estóicos que clamavam que o mundo era Deus.</text:span></text:p>
        <text:p text:style-name="P3"/>
        <text:p text:style-name="P3"><text:a xlink:type="simple" xlink:href="http://bibliaonline.com.br/acf/atos/17/25-31" text:style-name="Internet_20_link" text:visited-style-name="Visited_20_Internet_20_Link"><text:span text:style-name="T1">At 17:25-31</text:span></text:a><text:span text:style-name="T1"> Paulo condenou completamente as imaginações deles ao apontar para um Deus vivo que deverá julgar o mundo em justiça. A prova era a ressurreição do Senhor Jesus.</text:span></text:p>
        <text:p text:style-name="P3"/>
        <text:p text:style-name="P3"><text:a xlink:type="simple" xlink:href="http://bibliaonline.com.br/acf/atos/17/32-34" text:style-name="Internet_20_link" text:visited-style-name="Visited_20_Internet_20_Link"><text:span text:style-name="T1">At 17:32-34</text:span></text:a><text:span text:style-name="T1"> Apenas dois são mencionados que creram, dentre toda aquela coleção da maior sabedoria do mundo. Enquanto Paulo falou de ideias eles escutaram, mas quando ele falou de um Deus vivo, eles não queriam mais ouvir. Agora leia </text:span><text:a xlink:type="simple" xlink:href="http://bibliaonline.com.br/acf/1co/1/21-22" text:style-name="Internet_20_link" text:visited-style-name="Visited_20_Internet_20_Link"><text:span text:style-name="T1">1 Co 1:21-22</text:span></text:a><text:span text:style-name="T1">.</text:span></text:p>
        <text:p text:style-name="P3"/>
        <text:h text:style-name="P2" text:outline-level="2"><text:bookmark-start text:name="__RefHeading___Toc3274_1522826305"/>#134<text:bookmark-end text:name="__RefHeading___Toc3274_1522826305"/></text:h>
        <text:p text:style-name="P3"/>
        <text:p text:style-name="P4">Quando meu relacionamento com o Senhor não está equilibrado com meu relacionamento com outros em questões espirituais na assembléia, pode haver união, mas não unidade.</text:p>
        <text:p text:style-name="P3"/>
        <text:h text:style-name="P1" text:outline-level="2"><text:bookmark-start text:name="__RefHeading___Toc3276_1522826305"/><text:a xlink:type="simple" xlink:href="http://bibliaonline.com.br/acf/atos/18" text:style-name="Internet_20_link" text:visited-style-name="Visited_20_Internet_20_Link"><text:span text:style-name="T1">ATOS 18</text:span></text:a><text:bookmark-end text:name="__RefHeading___Toc3276_1522826305"/></text:h>
        <text:p text:style-name="P3"/>
        <text:p text:style-name="P3"><text:a xlink:type="simple" xlink:href="http://bibliaonline.com.br/acf/atos/18/1-17" text:style-name="Internet_20_link" text:visited-style-name="Visited_20_Internet_20_Link"><text:span text:style-name="T1">At 18:1-17</text:span></text:a><text:span text:style-name="T1"> Embora nunca tenhamos lido de uma assembléia de crentes sendo formada em Atenas, aprendemos que muitos em Corinto receberam o Senhor Jesus - </text:span><text:a xlink:type="simple" xlink:href="http://bibliaonline.com.br/acf/atos/18/10" text:style-name="Internet_20_link" text:visited-style-name="Visited_20_Internet_20_Link"><text:span text:style-name="T1">vers. 10</text:span></text:a><text:span text:style-name="T1">. Assim temos as duas instrutivas cartas (Epístolas) aos Coríntios. Atenas, a cidade do intelecto, Corinto, a cidade da luxúria e imoralidade. Qual se voltaria para o Senhor? Paulo fica em Atenas alguns dias - em Corinto 18 meses.</text:span></text:p>
        <text:p text:style-name="P3"/>
        <text:p text:style-name="P3"><text:a xlink:type="simple" xlink:href="http://bibliaonline.com.br/acf/atos/18/18-23" text:style-name="Internet_20_link" text:visited-style-name="Visited_20_Internet_20_Link"><text:span text:style-name="T1">At 18:18-23</text:span></text:a><text:span text:style-name="T1"> A incansável atividade de Paulo, pregando as riquezas inescrutáveis de Cristo. Ele não deixou de lado nenhum dos crentes, "todos" - </text:span><text:a xlink:type="simple" xlink:href="http://bibliaonline.com.br/acf/atos/18/23" text:style-name="Internet_20_link" text:visited-style-name="Visited_20_Internet_20_Link"><text:span text:style-name="T1">vers. 23</text:span></text:a><text:span text:style-name="T1">.</text:span></text:p>
        <text:p text:style-name="P3"/>
        <text:p text:style-name="P3"><text:soft-page-break/><text:a xlink:type="simple" xlink:href="http://bibliaonline.com.br/acf/atos/18/21" text:style-name="Internet_20_link" text:visited-style-name="Visited_20_Internet_20_Link"><text:span text:style-name="T1">At 18:21</text:span></text:a><text:span text:style-name="T1"> Três importantes palavras, "mas querendo Deus". Será que falamos assim?</text:span></text:p>
        <text:p text:style-name="P3"/>
        <text:p text:style-name="P3"><text:a xlink:type="simple" xlink:href="http://bibliaonline.com.br/acf/atos/18/24-28" text:style-name="Internet_20_link" text:visited-style-name="Visited_20_Internet_20_Link"><text:span text:style-name="T1">At 18:24-28</text:span></text:a><text:span text:style-name="T1"> Embora Apolo fosse um homem muito inteligente e educado, e um crente, ele não conhecia toda a história do evangelho. Ele estava ansioso por receber instruções dos fabricantes de tendas, Áquila e Priscila. 1 Co </text:span><text:a xlink:type="simple" xlink:href="http://bibliaonline.com.br/acf/1co/1/25-29" text:style-name="Internet_20_link" text:visited-style-name="Visited_20_Internet_20_Link"><text:span text:style-name="T1">1:25-29</text:span></text:a><text:span text:style-name="T1"> nos mostra a razão disso.</text:span></text:p>
        <text:p text:style-name="P3"/>
        <text:p text:style-name="P3"/>
        <text:h text:style-name="P2" text:outline-level="2"><text:bookmark-start text:name="__RefHeading___Toc3278_1522826305"/>#135<text:bookmark-end text:name="__RefHeading___Toc3278_1522826305"/></text:h>
        <text:p text:style-name="P3"/>
        <text:p text:style-name="P4">Não é a apostasia que caracteriza Laodicéia, nem heresia, nem Babilônia, mas algo muito pior, penso eu; luz professa vinda de fontes humanas, vinda da mente humana.</text:p>
        <text:p text:style-name="P3"/>
        <text:h text:style-name="P1" text:outline-level="2"><text:bookmark-start text:name="__RefHeading___Toc3280_1522826305"/><text:a xlink:type="simple" xlink:href="http://bibliaonline.com.br/acf/atos/19/1-20" text:style-name="Internet_20_link" text:visited-style-name="Visited_20_Internet_20_Link"><text:span text:style-name="T1">ATOS 19, Vers. 1-20</text:span></text:a><text:bookmark-end text:name="__RefHeading___Toc3280_1522826305"/></text:h>
        <text:p text:style-name="P3"/>
        <text:p text:style-name="P3"><text:a xlink:type="simple" xlink:href="http://bibliaonline.com.br/acf/atos/19/1-7" text:style-name="Internet_20_link" text:visited-style-name="Visited_20_Internet_20_Link"><text:span text:style-name="T1">At 19:1-7</text:span></text:a><text:span text:style-name="T1"> Paulo encontra mais pessoas como Apolo que não haviam recebido muito ensino Cristão e sabiam apenas que eram discípulos de João Batista (João estava morto há vários anos). Eles são outra vez batizados, e então recebem o Espírito Santo.</text:span></text:p>
        <text:p text:style-name="P3"/>
        <text:p text:style-name="P3"><text:a xlink:type="simple" xlink:href="http://bibliaonline.com.br/acf/atos/19/8-10" text:style-name="Internet_20_link" text:visited-style-name="Visited_20_Internet_20_Link"><text:span text:style-name="T1">At 19:8-10</text:span></text:a><text:span text:style-name="T1"> Uma grande mudança na história da igreja acontece agora. Antes disso, os crentes estavam nas sinagogas, mas de agora em diante Paulo os leva para uma posição fora.</text:span></text:p>
        <text:p text:style-name="P3"/>
        <text:p text:style-name="P3"><text:a xlink:type="simple" xlink:href="http://bibliaonline.com.br/acf/atos/19/11-12" text:style-name="Internet_20_link" text:visited-style-name="Visited_20_Internet_20_Link"><text:span text:style-name="T1">At 19:11-12</text:span></text:a><text:span text:style-name="T1"> Deus confirma isto por meio de milagres especiais feitos por Paulo. Nunca ouvimos falar de Paulo pregando no templo ou sinagogas depois disso.</text:span></text:p>
        <text:p text:style-name="P3"/>
        <text:p text:style-name="P3"><text:a xlink:type="simple" xlink:href="http://bibliaonline.com.br/acf/atos/19/13-20" text:style-name="Internet_20_link" text:visited-style-name="Visited_20_Internet_20_Link"><text:span text:style-name="T1">At 19:13-20</text:span></text:a><text:span text:style-name="T1"> Alguns Judeus tentam expulsar espíritos maus usando o nome de Jesus; mas Satanás conhece a diferença, e eles são vencidos e feridos.</text:span></text:p>
        <text:p text:style-name="P3"/>
        <text:p text:style-name="P3"><text:a xlink:type="simple" xlink:href="http://bibliaonline.com.br/acf/atos/19/17-20" text:style-name="Internet_20_link" text:visited-style-name="Visited_20_Internet_20_Link"><text:span text:style-name="T1">At 19:17-20</text:span></text:a><text:span text:style-name="T1"> O temor de Deus produz grandes resultados. Livros de adivinhação são queimados, mas O LIVRO cresce.</text:span></text:p>
        <text:p text:style-name="P3"/>
        <text:h text:style-name="P2" text:outline-level="2"><text:bookmark-start text:name="__RefHeading___Toc3282_1522826305"/>#136<text:bookmark-end text:name="__RefHeading___Toc3282_1522826305"/></text:h>
        <text:p text:style-name="P3"/>
        <text:p text:style-name="P4"><text:soft-page-break/>Quando a disciplina é aplicada, se não for no poder do Espírito Santo, nada é conseguido.</text:p>
        <text:p text:style-name="P3"/>
        <text:h text:style-name="P1" text:outline-level="2"><text:bookmark-start text:name="__RefHeading___Toc3284_1522826305"/><text:a xlink:type="simple" xlink:href="http://bibliaonline.com.br/acf/atos/19/21-41" text:style-name="Internet_20_link" text:visited-style-name="Visited_20_Internet_20_Link"><text:span text:style-name="T1">ATOS 19, Vers. 21-41</text:span></text:a><text:bookmark-end text:name="__RefHeading___Toc3284_1522826305"/></text:h>
        <text:p text:style-name="P3"/>
        <text:p text:style-name="P3"><text:a xlink:type="simple" xlink:href="http://bibliaonline.com.br/acf/atos/19/21-29" text:style-name="Internet_20_link" text:visited-style-name="Visited_20_Internet_20_Link"><text:span text:style-name="T1">At 19:21-29</text:span></text:a><text:span text:style-name="T1"> As observações de Demétrio são instrutivas para nós, pois vemos exatamente a mesma situação hoje. Seu negócio (fazer imagens de prata da deusa pagã Diana) é uma grande forma de se fazer dinheiro.</text:span></text:p>
        <text:p text:style-name="P3"/>
        <text:p text:style-name="P3"><text:a xlink:type="simple" xlink:href="http://bibliaonline.com.br/acf/atos/19/25" text:style-name="Internet_20_link" text:visited-style-name="Visited_20_Internet_20_Link"><text:span text:style-name="T1">At 19:25</text:span></text:a><text:span text:style-name="T1"> Ele reúne os negociantes e apresenta suas razões para se livrarem dos pregadores do evangelho. Repare que suas próprias convicções religiosas não têm influência no caso. Primeiro ele apela para o bolso (Isto tem grande efeito). Depois, ele menciona que Paulo tinha feito uma porção de gente se desviar da adoração pagã.</text:span></text:p>
        <text:p text:style-name="P3"/>
        <text:p text:style-name="P3"><text:a xlink:type="simple" xlink:href="http://bibliaonline.com.br/acf/atos/19/27" text:style-name="Internet_20_link" text:visited-style-name="Visited_20_Internet_20_Link"><text:span text:style-name="T1">At 19:27</text:span></text:a><text:span text:style-name="T1"> Em terceiro lugar, o negócio deles estava diminuindo como consequência. Em quarto lugar - não a deusa, mas o edifício seria desprezado. Em quinto lugar - a magnificência de Dia seria destruída. (Obviamente eles nunca pensaram na possibilidade da própria Diana se defender).</text:span></text:p>
        <text:p text:style-name="P3"/>
        <text:p text:style-name="P3"><text:a xlink:type="simple" xlink:href="http://bibliaonline.com.br/acf/atos/19/28" text:style-name="Internet_20_link" text:visited-style-name="Visited_20_Internet_20_Link"><text:span text:style-name="T1">At 19:28</text:span></text:a><text:span text:style-name="T1"> Estes argumentos venceram, pois eles apelam para o bom senso deles e para a ganância. Que contraste com Cristo e o Cristianismo! Seguimos um homem glorificado, bem capaz de nos guiar e proteger, e nos satisfazer totalmente.</text:span></text:p>
        <text:p text:style-name="P3"/>
        <text:p text:style-name="P3"><text:a xlink:type="simple" xlink:href="http://bibliaonline.com.br/acf/atos/19/29-34" text:style-name="Internet_20_link" text:visited-style-name="Visited_20_Internet_20_Link"><text:span text:style-name="T1">At 19:29-34</text:span></text:a><text:span text:style-name="T1"> Mais confusão, e violência como consequência.</text:span></text:p>
        <text:p text:style-name="P3"/>
        <text:p text:style-name="P3"><text:a xlink:type="simple" xlink:href="http://bibliaonline.com.br/acf/atos/19/35-41" text:style-name="Internet_20_link" text:visited-style-name="Visited_20_Internet_20_Link"><text:span text:style-name="T1">At 19:35-41</text:span></text:a><text:span text:style-name="T1"> O escrivão da cidade tenta apaziguar o populacho dizendo-lhes que tudo ficaria bem com Diana. Desde então Diana há muito que se foi e caiu no esquecimento, mas Cristo vive!</text:span></text:p>
        <text:p text:style-name="P3"/>
        <text:h text:style-name="P2" text:outline-level="2"><text:bookmark-start text:name="__RefHeading___Toc3286_1522826305"/>#137<text:bookmark-end text:name="__RefHeading___Toc3286_1522826305"/></text:h>
        <text:p text:style-name="P3"/>
        <text:p text:style-name="P4">"Egito" é o estado da natureza... da qual a assembléia é tirada. "Babilônia" é a corrupção e mundanismo... no qual a assembléia caiu.</text:p>
        <text:p text:style-name="P3"/>
        <text:h text:style-name="P1" text:outline-level="2"><text:bookmark-start text:name="__RefHeading___Toc3288_1522826305"/><text:soft-page-break/><text:a xlink:type="simple" xlink:href="http://bibliaonline.com.br/acf/atos/20" text:style-name="Internet_20_link" text:visited-style-name="Visited_20_Internet_20_Link"><text:span text:style-name="T1">ATOS 20</text:span></text:a><text:bookmark-end text:name="__RefHeading___Toc3288_1522826305"/></text:h>
        <text:p text:style-name="P3"/>
        <text:p text:style-name="P3"><text:a xlink:type="simple" xlink:href="http://bibliaonline.com.br/acf/atos/20/1-12" text:style-name="Internet_20_link" text:visited-style-name="Visited_20_Internet_20_Link"><text:span text:style-name="T1">At 20:1-12</text:span></text:a><text:span text:style-name="T1"> Paulo cruza as águas entrando na Macedônia (atualmente Grécia).</text:span></text:p>
        <text:p text:style-name="P3"/>
        <text:p text:style-name="P3"><text:a xlink:type="simple" xlink:href="http://bibliaonline.com.br/acf/atos/10/7" text:style-name="Internet_20_link" text:visited-style-name="Visited_20_Internet_20_Link"><text:span text:style-name="T1">At 10:7</text:span></text:a><text:span text:style-name="T1"> Os discípulos reuniam-se a cada primeiro dia da semana para partir o pão... para lembrar o Senhor em Sua morte. Paulo prega até meia-noite, um jovem cai no sono e cai do terceiro andar. Ora, vamos pensar nesta história como representando os ensinos de Paulo à igreja ao longo dos séculos. À medida que os séculos passaram, os Cristãos ficaram cansados das pregações de Paulo, que somos um só corpo, que somos cidadãos celestiais (não terrenais), que o Senhor está vindo para nos tirar deste mundo, e muitas outras coisas. Deste modo a igreja caiu no sono, e caiu de sua posição de separação (3 andares acima do mundo ou do nível da rua) e parecia estar morta. Mas por volta do final do século 19 a verdade dos ensinos de Paulo foi restaurada. (Paulo vai até o jovem e ele volta à vida. Ele não estava morto... apenas parecia morto). Paulo começa a falar outra vez. A verdade dos ensinos de Paulo tornou-se muito preciosa para muitos crentes outra vez. Ele continuou até o raiar do dia. A vinda do Senhor será o raiar do dia para nós. A verdade dos ensinos revelados a Paulo continuará até que o Senhor venha!</text:span></text:p>
        <text:p text:style-name="P3"/>
        <text:p text:style-name="P3"><text:a xlink:type="simple" xlink:href="http://bibliaonline.com.br/acf/atos/20/17-38" text:style-name="Internet_20_link" text:visited-style-name="Visited_20_Internet_20_Link"><text:span text:style-name="T1">At 20:17-38</text:span></text:a><text:span text:style-name="T1"> Paulo chama os irmãos anciãos de Éfeso para se encontrarem com ele e dá a eles um de seus mais sérios avisos. Uma mensagem que todos deveriam ler cuidadosamente. Paulo os avisa do mal - mal religioso - que teria duas origens - de fora e de dentro.</text:span></text:p>
        <text:p text:style-name="P3"/>
        <text:p text:style-name="P3"><text:a xlink:type="simple" xlink:href="http://bibliaonline.com.br/acf/atos/20/27" text:style-name="Internet_20_link" text:visited-style-name="Visited_20_Internet_20_Link"><text:span text:style-name="T1">At 20:27</text:span></text:a><text:span text:style-name="T1"> A importância dos ensinos de Paulo. Muitos crentes hoje rejeitam a verdade completa dos ensinos de Paulo.</text:span></text:p>
        <text:p text:style-name="P3"/>
        <text:p text:style-name="P3"><text:a xlink:type="simple" xlink:href="http://bibliaonline.com.br/acf/atos/20/29" text:style-name="Internet_20_link" text:visited-style-name="Visited_20_Internet_20_Link"><text:span text:style-name="T1">At 20:29</text:span></text:a><text:span text:style-name="T1"> Ataques de incrédulos... isso vindo do mundo, como o que vemos muito hoje.</text:span></text:p>
        <text:p text:style-name="P3"/>
        <text:p text:style-name="P3"><text:a xlink:type="simple" xlink:href="http://bibliaonline.com.br/acf/atos/20/30" text:style-name="Internet_20_link" text:visited-style-name="Visited_20_Internet_20_Link"><text:span text:style-name="T1">At 20:30</text:span></text:a><text:span text:style-name="T1"> Ataques de crentes... aqueles que recusam os ensinos de separação de Paulo. Cremos e oramos que você não seja um destes.</text:span></text:p>
        <text:p text:style-name="P3"/>
        <text:p text:style-name="P3"><text:a xlink:type="simple" xlink:href="http://bibliaonline.com.br/acf/atos/20/31" text:style-name="Internet_20_link" text:visited-style-name="Visited_20_Internet_20_Link"><text:span text:style-name="T1">At 20:31</text:span></text:a><text:span text:style-name="T1"> O grau da sinceridade de Paulo.</text:span></text:p>
        <text:p text:style-name="P3"/>
        <text:h text:style-name="P2" text:outline-level="2"><text:bookmark-start text:name="__RefHeading___Toc3290_1522826305"/><text:soft-page-break/>#138<text:bookmark-end text:name="__RefHeading___Toc3290_1522826305"/></text:h>
        <text:p text:style-name="P4">A Pessoa de Cristo, e tudo o que concerne a Ele é... o fundamento da existência da assembléia... o objeto de sua fé.</text:p>
        <text:p text:style-name="P3"/>
        <text:h text:style-name="P1" text:outline-level="2"><text:bookmark-start text:name="__RefHeading___Toc3292_1522826305"/><text:a xlink:type="simple" xlink:href="http://bibliaonline.com.br/acf/atos/21" text:style-name="Internet_20_link" text:visited-style-name="Visited_20_Internet_20_Link"><text:span text:style-name="T1">ATOS 21</text:span></text:a><text:bookmark-end text:name="__RefHeading___Toc3292_1522826305"/></text:h>
        <text:p text:style-name="P3"/>
        <text:p text:style-name="P3"><text:a xlink:type="simple" xlink:href="http://bibliaonline.com.br/acf/atos/21/1-17" text:style-name="Internet_20_link" text:visited-style-name="Visited_20_Internet_20_Link"><text:span text:style-name="T1">At 21:1-17</text:span></text:a><text:span text:style-name="T1"> Paulo é avisado pelos discípulos do Senhor para não ir a Jerusalém. Precisamos recordar que não foi porque ele quis desobedecer o Senhor, mas por amar seu próprio povo, os Judeus, e desejava que eles fossem salvos. Ele chega a Jerusalém.</text:span></text:p>
        <text:p text:style-name="P3"/>
        <text:p text:style-name="P3"><text:a xlink:type="simple" xlink:href="http://bibliaonline.com.br/acf/atos/21/18-40" text:style-name="Internet_20_link" text:visited-style-name="Visited_20_Internet_20_Link"><text:span text:style-name="T1">At 21:18-40</text:span></text:a><text:span text:style-name="T1"> Ele não fica lá muito tempo antes que os Judeus incitem problemas contra ele. As coisas vão rapidamente de mau a pior, e se ele não tivesse sido resgatado, teria sido morto.</text:span></text:p>
        <text:p text:style-name="P3"/>
        <text:p text:style-name="P3"><text:a xlink:type="simple" xlink:href="http://bibliaonline.com.br/acf/atos/21/35-40" text:style-name="Internet_20_link" text:visited-style-name="Visited_20_Internet_20_Link"><text:span text:style-name="T1">At 21:35-40</text:span></text:a><text:span text:style-name="T1"> Nas escadarias do castelo, Paulo para e pergunta se pode falar para a multidão abaixo dele. E assim ele começa a falar.</text:span></text:p>
        <text:p text:style-name="P3"/>
        <text:h text:style-name="P2" text:outline-level="2"><text:bookmark-start text:name="__RefHeading___Toc3294_1522826305"/>#139<text:bookmark-end text:name="__RefHeading___Toc3294_1522826305"/></text:h>
        <text:p text:style-name="P3"/>
        <text:p text:style-name="P4">Quando estou separado da Presença corporativa do Senhor... o coração se torna frio e não me dou conta da perda. </text:p>
        <text:p text:style-name="P3"/>
        <text:h text:style-name="P1" text:outline-level="2"><text:bookmark-start text:name="__RefHeading___Toc3296_1522826305"/><text:a xlink:type="simple" xlink:href="http://bibliaonline.com.br/acf/atos/22" text:style-name="Internet_20_link" text:visited-style-name="Visited_20_Internet_20_Link"><text:span text:style-name="T1">ATOS 22</text:span></text:a><text:bookmark-end text:name="__RefHeading___Toc3296_1522826305"/></text:h>
        <text:p text:style-name="P3"/>
        <text:p text:style-name="P4">Paulo parece ter mostrado um aspecto de uma autoridade tal que a grande multidão ficou em silêncio. Ele falou na língua que eles amavam... o Hebraico.</text:p>
        <text:p text:style-name="P3"/>
        <text:p text:style-name="P3"><text:a xlink:type="simple" xlink:href="http://bibliaonline.com.br/acf/atos/22/1-5" text:style-name="Internet_20_link" text:visited-style-name="Visited_20_Internet_20_Link"><text:span text:style-name="T1">At 22:1-5</text:span></text:a><text:span text:style-name="T1"> Ele mais uma vez faz uma revisão de sua vida. No </text:span><text:a xlink:type="simple" xlink:href="https://www.bibliaonline.com.br/acf/atos/9" text:style-name="Internet_20_link" text:visited-style-name="Visited_20_Internet_20_Link"><text:span text:style-name="T1">capítulo 9</text:span></text:a><text:span text:style-name="T1"> lemos das coisas que realmente aconteceram. Aqui, e no </text:span><text:a xlink:type="simple" xlink:href="https://www.bibliaonline.com.br/acf/atos/26" text:style-name="Internet_20_link" text:visited-style-name="Visited_20_Internet_20_Link"><text:span text:style-name="T1">capítulo 26</text:span></text:a><text:span text:style-name="T1">, ele volta a contar, adaptando habilmente os detalhes à audiência diante dele. Ele fala de seu nascimento Judeu, sua educação aos pés de Gamaliel, (um renomado mestre Judeu da lei), seu zelo por Deus (antes de ser salvo, e quando perseguia os crentes). Ele considerava que seus ouvintes </text:span><text:soft-page-break/><text:span text:style-name="T1">possuíam este mesmo zelo. Ele lhes faz recordar que ele próprio havia perseguido "desta maneira" até à morte.</text:span></text:p>
        <text:p text:style-name="P3"/>
        <text:p text:style-name="P3"><text:a xlink:type="simple" xlink:href="http://bibliaonline.com.br/acf/atos/22/6-11" text:style-name="Internet_20_link" text:visited-style-name="Visited_20_Internet_20_Link"><text:span text:style-name="T1">At 22:6-11</text:span></text:a><text:span text:style-name="T1"> Ele volta a citar o milagre que aconteceu, de como ele ouviu a voz de Jesus vinda do céu falando com ele.</text:span></text:p>
        <text:p text:style-name="P3"/>
        <text:p text:style-name="P3"><text:a xlink:type="simple" xlink:href="http://bibliaonline.com.br/acf/atos/22/8" text:style-name="Internet_20_link" text:visited-style-name="Visited_20_Internet_20_Link"><text:span text:style-name="T1">At 22:8</text:span></text:a><text:span text:style-name="T1"> O Senhor Jesus, como um Homem glorificado no céu, continua a assumir este mesmo título humilde - veja Jo </text:span><text:a xlink:type="simple" xlink:href="http://bibliaonline.com.br/acf/jo/19/19" text:style-name="Internet_20_link" text:visited-style-name="Visited_20_Internet_20_Link"><text:span text:style-name="T1">19:19</text:span></text:a><text:span text:style-name="T1">.</text:span></text:p>
        <text:p text:style-name="P3"/>
        <text:p text:style-name="P3"><text:a xlink:type="simple" xlink:href="http://bibliaonline.com.br/acf/atos/22/12-21" text:style-name="Internet_20_link" text:visited-style-name="Visited_20_Internet_20_Link"><text:span text:style-name="T1">At 22:12-21</text:span></text:a><text:span text:style-name="T1"> Eles escutaram em silêncio a tudo isso, até a última sentença. E neste ponto deixaram escapar o clamor do </text:span><text:a xlink:type="simple" xlink:href="http://bibliaonline.com.br/acf/atos/22/22" text:style-name="Internet_20_link" text:visited-style-name="Visited_20_Internet_20_Link"><text:span text:style-name="T1">versículo 22</text:span></text:a><text:span text:style-name="T1">.</text:span></text:p>
        <text:p text:style-name="P3"/>
        <text:p text:style-name="P3"><text:a xlink:type="simple" xlink:href="http://bibliaonline.com.br/acf/atos/22/24-30" text:style-name="Internet_20_link" text:visited-style-name="Visited_20_Internet_20_Link"><text:span text:style-name="T1">At 22:24-30</text:span></text:a><text:span text:style-name="T1"> Paulo é levado para dentro. Por ter nascido em uma cidade que tinha privilégios similares à própria Roma, ele era considerado um cidadão romano. Portanto eles foram muito cuidadosos no modo como trataram Paulo.</text:span></text:p>
        <text:p text:style-name="P3"/>
        <text:h text:style-name="P2" text:outline-level="2"><text:bookmark-start text:name="__RefHeading___Toc3298_1522826305"/>#140<text:bookmark-end text:name="__RefHeading___Toc3298_1522826305"/></text:h>
        <text:p text:style-name="P3"/>
        <text:p text:style-name="P4">Não é suficiente que os líderes façam o que acharem certo; a consciência de toda a assembléia precisa estar envolvida na operação.</text:p>
        <text:p text:style-name="P3"/>
        <text:h text:style-name="P1" text:outline-level="2"><text:bookmark-start text:name="__RefHeading___Toc3300_1522826305"/><text:a xlink:type="simple" xlink:href="http://bibliaonline.com.br/acf/atos/23" text:style-name="Internet_20_link" text:visited-style-name="Visited_20_Internet_20_Link"><text:span text:style-name="T1">ATOS 23</text:span></text:a><text:bookmark-end text:name="__RefHeading___Toc3300_1522826305"/></text:h>
        <text:p text:style-name="P3"/>
        <text:p text:style-name="P3"><text:a xlink:type="simple" xlink:href="http://bibliaonline.com.br/acf/atos/23/1" text:style-name="Internet_20_link" text:visited-style-name="Visited_20_Internet_20_Link"><text:span text:style-name="T1">At 23:1</text:span></text:a><text:span text:style-name="T1"> Muitos anos antes Paulo havia sido membro daquele conselho, e quando os Cristãos eram julgados para a vida ou para a morte, ele havia dado seu voto contra eles (</text:span><text:a xlink:type="simple" xlink:href="http://bibliaonline.com.br/acf/atos/26/10" text:style-name="Internet_20_link" text:visited-style-name="Visited_20_Internet_20_Link"><text:span text:style-name="T1">26:10</text:span></text:a><text:span text:style-name="T1">). Agora ele próprio era acusado por esses juízes de justiça própria.</text:span></text:p>
        <text:p text:style-name="P3"/>
        <text:p text:style-name="P3"><text:span text:style-name="T1">Os Judeus estavam tentando convencer Lísias, o tribuno romano, que ele era um revolucionário e causador de distúrbios contra a paz. Ele confessa com toda a franqueza que havia pecado grandemente em sua vida anterior - veja </text:span><text:a xlink:type="simple" xlink:href="http://bibliaonline.com.br/acf/atos/26/9" text:style-name="Internet_20_link" text:visited-style-name="Visited_20_Internet_20_Link"><text:span text:style-name="T1">26:9</text:span></text:a><text:span text:style-name="T1">.</text:span></text:p>
        <text:p text:style-name="P3"/>
        <text:p text:style-name="P3"><text:a xlink:type="simple" xlink:href="http://bibliaonline.com.br/acf/atos/23/11" text:style-name="Internet_20_link" text:visited-style-name="Visited_20_Internet_20_Link"><text:span text:style-name="T1">At 23:11</text:span></text:a><text:span text:style-name="T1"> Com os Fariseus e Saduceus clamando contra sua vida, sem o conforto de ter crentes perto de si, até o valente coração do poderoso apóstolo pode ter vacilado. Quem </text:span><text:soft-page-break/><text:span text:style-name="T1">veio para ficar ao lado dele? O que esse Visitante disse? Está Ele perto de nós? Sim, Ele está! Nossa noite logo vai se transformar em um dia eterno. Ele estava cumprindo o que Deus havia determinado para ele quando tinha sido salvo. Leia </text:span><text:a xlink:type="simple" xlink:href="http://bibliaonline.com.br/acf/atos/9/15" text:style-name="Internet_20_link" text:visited-style-name="Visited_20_Internet_20_Link"><text:span text:style-name="T1">9:15</text:span></text:a><text:span text:style-name="T1">.</text:span></text:p>
        <text:p text:style-name="P3"/>
        <text:p text:style-name="P3"><text:a xlink:type="simple" xlink:href="http://bibliaonline.com.br/acf/atos/23/12-35" text:style-name="Internet_20_link" text:visited-style-name="Visited_20_Internet_20_Link"><text:span text:style-name="T1">At 23:12-35</text:span></text:a><text:span text:style-name="T1"> Mais de 40 pessoas se ajuntaram e concordaram em não comer nem beber até que tivessem morto a Paulo! Leia Is </text:span><text:a xlink:type="simple" xlink:href="http://bibliaonline.com.br/acf/is/1/21" text:style-name="Internet_20_link" text:visited-style-name="Visited_20_Internet_20_Link"><text:span text:style-name="T1">1:21</text:span></text:a><text:span text:style-name="T1"> para ver que os corações dos homens para com Deus não mudaram.</text:span></text:p>
        <text:p text:style-name="P3"/>
        <text:p text:style-name="P3"><text:a xlink:type="simple" xlink:href="http://bibliaonline.com.br/acf/atos/23/14-24" text:style-name="Internet_20_link" text:visited-style-name="Visited_20_Internet_20_Link"><text:span text:style-name="T1">At 23:14-24</text:span></text:a><text:span text:style-name="T1"> Deus tinha um menino Seu no lugar certo para ouvir esse malévolo plano. Ele era sobrinho de Paulo. Paulo o envia a Lísias, o capitão.</text:span></text:p>
        <text:p text:style-name="P3"/>
        <text:p text:style-name="P3"><text:a xlink:type="simple" xlink:href="http://bibliaonline.com.br/acf/atos/23/25-30" text:style-name="Internet_20_link" text:visited-style-name="Visited_20_Internet_20_Link"><text:span text:style-name="T1">At 23:25-30</text:span></text:a><text:span text:style-name="T1"> Uma habilidosa e enganosa carta, chamando a atenção para suas ações como se tivessem todas sido feitas para proteger um cidadão romano.</text:span></text:p>
        <text:p text:style-name="P3"/>
        <text:p text:style-name="P3"><text:a xlink:type="simple" xlink:href="http://bibliaonline.com.br/acf/atos/23/34-35" text:style-name="Internet_20_link" text:visited-style-name="Visited_20_Internet_20_Link"><text:span text:style-name="T1">At 23:34-35</text:span></text:a><text:span text:style-name="T1"> Felix, o governador, lê a carta e decide ouvir o caso quando os acusadores chegassem.</text:span></text:p>
        <text:p text:style-name="P3"/>
        <text:h text:style-name="P2" text:outline-level="2"><text:bookmark-start text:name="__RefHeading___Toc3302_1522826305"/>#141<text:bookmark-end text:name="__RefHeading___Toc3302_1522826305"/></text:h>
        <text:p text:style-name="P3"/>
        <text:p text:style-name="P4">A assembléia (igreja) nunca está em condições de exercer disciplina até que o pecado de culpa individual se torne um pecado da assembléia.</text:p>
        <text:p text:style-name="P3"/>
        <text:h text:style-name="P1" text:outline-level="2"><text:bookmark-start text:name="__RefHeading___Toc3304_1522826305"/><text:a xlink:type="simple" xlink:href="http://bibliaonline.com.br/acf/atos/24" text:style-name="Internet_20_link" text:visited-style-name="Visited_20_Internet_20_Link"><text:span text:style-name="T1">ATOS 24</text:span></text:a><text:bookmark-end text:name="__RefHeading___Toc3304_1522826305"/></text:h>
        <text:p text:style-name="P3"/>
        <text:p text:style-name="P3"><text:a xlink:type="simple" xlink:href="http://bibliaonline.com.br/acf/atos/24/1-8" text:style-name="Internet_20_link" text:visited-style-name="Visited_20_Internet_20_Link"><text:span text:style-name="T1">At 24:1-8</text:span></text:a><text:span text:style-name="T1"> Provavelmente a barreira linguística fez com que o sumo sacerdote levasse um orador com ele para Cesaréia a fim de acusar Paulo de falsidade e dolo.</text:span></text:p>
        <text:p text:style-name="P3"/>
        <text:p text:style-name="P3"><text:a xlink:type="simple" xlink:href="http://bibliaonline.com.br/acf/atos/24/10-21" text:style-name="Internet_20_link" text:visited-style-name="Visited_20_Internet_20_Link"><text:span text:style-name="T1">At 24:10-21</text:span></text:a><text:span text:style-name="T1"> Que contraste! Paulo declara toda a sua crença em todas as Escrituras do Antigo Testamento.</text:span></text:p>
        <text:p text:style-name="P3"/>
        <text:p text:style-name="P3"><text:a xlink:type="simple" xlink:href="http://bibliaonline.com.br/acf/atos/24/24-26" text:style-name="Internet_20_link" text:visited-style-name="Visited_20_Internet_20_Link"><text:span text:style-name="T1">At 24:24-26</text:span></text:a><text:span text:style-name="T1"> Esse pobre homem ouviu as gloriosas novas do evangelho acerca do Senhor Jesus Cristo. Mas estava mais interessado em dinheiro, embora sua consciência fosse perturbada. Até onde sabemos, nunca houve outra "oportunidade" para ele.</text:span></text:p>
        <text:p text:style-name="P3"><text:soft-page-break/></text:p>
        <text:h text:style-name="P2" text:outline-level="2"><text:bookmark-start text:name="__RefHeading___Toc3306_1522826305"/>#142<text:bookmark-end text:name="__RefHeading___Toc3306_1522826305"/></text:h>
        <text:p text:style-name="P3"/>
        <text:p text:style-name="P4">Guardar a unidade do Espírito é estar reunido ao Seu nome.</text:p>
        <text:p text:style-name="P3"/>
        <text:h text:style-name="P1" text:outline-level="2"><text:bookmark-start text:name="__RefHeading___Toc3308_1522826305"/><text:a xlink:type="simple" xlink:href="http://bibliaonline.com.br/acf/atos/25/1-12" text:style-name="Internet_20_link" text:visited-style-name="Visited_20_Internet_20_Link"><text:span text:style-name="T1">ATOS 25, Vers. 1-12</text:span></text:a><text:bookmark-end text:name="__RefHeading___Toc3308_1522826305"/></text:h>
        <text:p text:style-name="P3"/>
        <text:p text:style-name="P3"><text:a xlink:type="simple" xlink:href="http://bibliaonline.com.br/acf/atos/25/1-5" text:style-name="Internet_20_link" text:visited-style-name="Visited_20_Internet_20_Link"><text:span text:style-name="T1">At 25:1-5</text:span></text:a><text:span text:style-name="T1"> O Espírito de Deus conhecia os segredos deles e nos conta quais eram!</text:span></text:p>
        <text:p text:style-name="P3"/>
        <text:p text:style-name="P3"><text:a xlink:type="simple" xlink:href="http://bibliaonline.com.br/acf/atos/25/6-8" text:style-name="Internet_20_link" text:visited-style-name="Visited_20_Internet_20_Link"><text:span text:style-name="T1">At 25:6-8</text:span></text:a><text:span text:style-name="T1"> Mais uma vez os líderes religiosos viajam cerca de 80 quilômetros para tentarem fazer ele ser condenado.</text:span></text:p>
        <text:p text:style-name="P3"/>
        <text:p text:style-name="P3"><text:a xlink:type="simple" xlink:href="http://bibliaonline.com.br/acf/atos/25/9-12" text:style-name="Internet_20_link" text:visited-style-name="Visited_20_Internet_20_Link"><text:span text:style-name="T1">At 25:9-12</text:span></text:a><text:span text:style-name="T1"> Festo está mais ansioso em agradar os Judeus. Paulo, sabendo que Festo não podia entregá-lo àqueles que o odiavam, apela para o imperador Romano César. Eles nada podem provar.</text:span></text:p>
        <text:p text:style-name="P3"/>
        <text:h text:style-name="P2" text:outline-level="2"><text:bookmark-start text:name="__RefHeading___Toc3310_1522826305"/># 143<text:bookmark-end text:name="__RefHeading___Toc3310_1522826305"/></text:h>
        <text:p text:style-name="P3"/>
        <text:p text:style-name="P4">A igreja (assembléia) de Deus é, depois de Cristo, o Centro de todos os conselhos de Deus para Sua glória.</text:p>
        <text:p text:style-name="P3"/>
        <text:h text:style-name="P1" text:outline-level="2"><text:bookmark-start text:name="__RefHeading___Toc3312_1522826305"/><text:a xlink:type="simple" xlink:href="http://bibliaonline.com.br/acf/atos/25/13-27" text:style-name="Internet_20_link" text:visited-style-name="Visited_20_Internet_20_Link"><text:span text:style-name="T1">ATOS 25, Vers. 13-27</text:span></text:a><text:bookmark-end text:name="__RefHeading___Toc3312_1522826305"/></text:h>
        <text:p text:style-name="P3"/>
        <text:p text:style-name="P3"><text:a xlink:type="simple" xlink:href="http://bibliaonline.com.br/acf/atos/25/13-27" text:style-name="Internet_20_link" text:visited-style-name="Visited_20_Internet_20_Link"><text:span text:style-name="T1">At 25:13-27</text:span></text:a><text:span text:style-name="T1"> Uma autoridade mais elevada, o Rei Agripa e sua esposa, vem a Cesaréia. A eles o governador Festo relata o caso de Paulo. O rei decidiu que gostaria de ver Paulo pessoalmente. Leia outra vez </text:span><text:a xlink:type="simple" xlink:href="http://bibliaonline.com.br/acf/atos/9/15" text:style-name="Internet_20_link" text:visited-style-name="Visited_20_Internet_20_Link"><text:span text:style-name="T1">9:15</text:span></text:a><text:span text:style-name="T1">. Este versículo se cumpre! Quando lemos o </text:span><text:a xlink:type="simple" xlink:href="http://bibliaonline.com.br/acf/atos/25/11" text:style-name="Internet_20_link" text:visited-style-name="Visited_20_Internet_20_Link"><text:span text:style-name="T1">versículo 11</text:span></text:a><text:span text:style-name="T1"> de nosso capítulo, devemos ter ficado espantados achando que Paulo estava indo longe demais ao apelar para o César em Roma. Mas pare para pensar nestes resultados: - Paulo pregou (1) ao povo em Jerusalém - </text:span><text:a xlink:type="simple" xlink:href="http://bibliaonline.com.br/acf/atos/22/1-6" text:style-name="Internet_20_link" text:visited-style-name="Visited_20_Internet_20_Link"><text:span text:style-name="T1">22:1-6</text:span></text:a><text:span text:style-name="T1">; (2) aos líderes Judeus - </text:span><text:a xlink:type="simple" xlink:href="http://bibliaonline.com.br/acf/atos/23/1-6" text:style-name="Internet_20_link" text:visited-style-name="Visited_20_Internet_20_Link"><text:span text:style-name="T1">23:1-6</text:span></text:a><text:span text:style-name="T1">; (3) a Felix e aos soldados Romanos - </text:span><text:a xlink:type="simple" xlink:href="http://bibliaonline.com.br/acf/atos/24/10-21" text:style-name="Internet_20_link" text:visited-style-name="Visited_20_Internet_20_Link"><text:span text:style-name="T1">24:10-21</text:span></text:a><text:span text:style-name="T1">; (4) a Felix e Drusila em particular - </text:span><text:a xlink:type="simple" xlink:href="http://bibliaonline.com.br/acf/atos/24/24-25" text:style-name="Internet_20_link" text:visited-style-name="Visited_20_Internet_20_Link"><text:span text:style-name="T1">24:24-25</text:span></text:a><text:span text:style-name="T1">; (5) a muitos outros que tinham livre acesso para visitarem Paulo - </text:span><text:a xlink:type="simple" xlink:href="http://bibliaonline.com.br/acf/atos/24/23" text:style-name="Internet_20_link" text:visited-style-name="Visited_20_Internet_20_Link"><text:span text:style-name="T1">24:23</text:span></text:a><text:span text:style-name="T1">; (6) a Festo - </text:span><text:a xlink:type="simple" xlink:href="http://bibliaonline.com.br/acf/atos/25/10" text:style-name="Internet_20_link" text:visited-style-name="Visited_20_Internet_20_Link"><text:span text:style-name="T1">25:10</text:span></text:a><text:span text:style-name="T1">; (7) a Festo, Agripa e Berenice e aos oficiais e à corte ali - </text:span><text:a xlink:type="simple" xlink:href="http://bibliaonline.com.br/acf/atos/25/23" text:style-name="Internet_20_link" text:visited-style-name="Visited_20_Internet_20_Link"><text:span text:style-name="T1">25:23</text:span></text:a><text:span text:style-name="T1">; (8) aos </text:span><text:soft-page-break/><text:span text:style-name="T1">marinheiros e passageiros na viagem a Roma - </text:span><text:a xlink:type="simple" xlink:href="http://bibliaonline.com.br/acf/atos/27" text:style-name="Internet_20_link" text:visited-style-name="Visited_20_Internet_20_Link"><text:span text:style-name="T1">capítulo 27</text:span></text:a><text:span text:style-name="T1">; (9) ao chefe e ao povo de Malta (Melita) - </text:span><text:a xlink:type="simple" xlink:href="http://bibliaonline.com.br/acf/atos/28/7-10" text:style-name="Internet_20_link" text:visited-style-name="Visited_20_Internet_20_Link"><text:span text:style-name="T1">28:7-10</text:span></text:a><text:span text:style-name="T1">; (10) e finalmente, o clímax de tudo, a capital do mundo - </text:span><text:a xlink:type="simple" xlink:href="http://bibliaonline.com.br/acf/atos/28/16-31" text:style-name="Internet_20_link" text:visited-style-name="Visited_20_Internet_20_Link"><text:span text:style-name="T1">28:16-31</text:span></text:a><text:span text:style-name="T1">.</text:span></text:p>
        <text:p text:style-name="P3"/>
        <text:h text:style-name="P2" text:outline-level="2"><text:bookmark-start text:name="__RefHeading___Toc3314_1522826305"/>#144<text:bookmark-end text:name="__RefHeading___Toc3314_1522826305"/></text:h>
        <text:p text:style-name="P3"/>
        <text:p text:style-name="P3"><text:span text:style-name="T1">Seu NOME é tão exclusivo para a reunião como é para a salvação. </text:span><text:a xlink:type="simple" xlink:href="http://bibliaonline.com.br/acf/atos/4/12" text:style-name="Internet_20_link" text:visited-style-name="Visited_20_Internet_20_Link"><text:span text:style-name="T1">Atos 4:12</text:span></text:a><text:span text:style-name="T1">; </text:span><text:a xlink:type="simple" xlink:href="http://bibliaonline.com.br/acf/mt/18/20" text:style-name="Internet_20_link" text:visited-style-name="Visited_20_Internet_20_Link"><text:span text:style-name="T1">Mateus 18:20</text:span></text:a><text:span text:style-name="T1">.</text:span></text:p>
        <text:p text:style-name="P3"/>
        <text:h text:style-name="P1" text:outline-level="2"><text:bookmark-start text:name="__RefHeading___Toc3316_1522826305"/><text:a xlink:type="simple" xlink:href="http://bibliaonline.com.br/acf/atos/26/1-18" text:style-name="Internet_20_link" text:visited-style-name="Visited_20_Internet_20_Link"><text:span text:style-name="T1">ATOS 26, Vers. 1-18</text:span></text:a><text:bookmark-end text:name="__RefHeading___Toc3316_1522826305"/></text:h>
        <text:p text:style-name="P3"/>
        <text:p text:style-name="P3"><text:a xlink:type="simple" xlink:href="http://bibliaonline.com.br/acf/atos/26/2-23" text:style-name="Internet_20_link" text:visited-style-name="Visited_20_Internet_20_Link"><text:span text:style-name="T1">At 26:2-23</text:span></text:a><text:span text:style-name="T1"> Quão verdadeira é a resposta de Paulo! Sem lisonjas nem exageros, nenhum medo de homem iria enfeitar suas respostas ao rei Agripa.</text:span></text:p>
        <text:p text:style-name="P3"/>
        <text:p text:style-name="P3"><text:a xlink:type="simple" xlink:href="http://bibliaonline.com.br/acf/atos/26/4-5" text:style-name="Internet_20_link" text:visited-style-name="Visited_20_Internet_20_Link"><text:span text:style-name="T1">At 26:4-5</text:span></text:a><text:span text:style-name="T1"> Ele volta a mencionar sua vida antes; seus inimigos a conheciam bem.</text:span></text:p>
        <text:p text:style-name="P3"/>
        <text:p text:style-name="P3"><text:a xlink:type="simple" xlink:href="http://bibliaonline.com.br/acf/atos/26/6-7" text:style-name="Internet_20_link" text:visited-style-name="Visited_20_Internet_20_Link"><text:span text:style-name="T1">At 26:6-7</text:span></text:a><text:span text:style-name="T1"> Paulo sabia que o Messias (Jesus) era vindo. As 12 tribos continuavam a esperar! E ainda estão!</text:span></text:p>
        <text:p text:style-name="P3"/>
        <text:p text:style-name="P3"><text:a xlink:type="simple" xlink:href="http://bibliaonline.com.br/acf/atos/26/9" text:style-name="Internet_20_link" text:visited-style-name="Visited_20_Internet_20_Link"><text:span text:style-name="T1">At 26:9</text:span></text:a><text:span text:style-name="T1"> Um aviso! A menos que sigamos a Palavra de Deus, podemos apenas seguir nossa própria consciência. Podemos ser muito sinceros - mas errados - assim como Paulo estava.</text:span></text:p>
        <text:p text:style-name="P3"/>
        <text:p text:style-name="P3"><text:a xlink:type="simple" xlink:href="http://bibliaonline.com.br/acf/atos/26/10" text:style-name="Internet_20_link" text:visited-style-name="Visited_20_Internet_20_Link"><text:span text:style-name="T1">At 26:10</text:span></text:a><text:span text:style-name="T1"> Estêvão não era apenas o único que pagou com sua vida por sua fé em Cristo.</text:span></text:p>
        <text:p text:style-name="P3"/>
        <text:p text:style-name="P3"><text:a xlink:type="simple" xlink:href="http://bibliaonline.com.br/acf/atos/26/14-18" text:style-name="Internet_20_link" text:visited-style-name="Visited_20_Internet_20_Link"><text:span text:style-name="T1">At 26:14-18</text:span></text:a><text:span text:style-name="T1"> As palavras do Senhor Jesus vindas do céu.</text:span></text:p>
        <text:p text:style-name="P3"/>
        <text:h text:style-name="P2" text:outline-level="2"><text:bookmark-start text:name="__RefHeading___Toc3318_1522826305"/>#145<text:bookmark-end text:name="__RefHeading___Toc3318_1522826305"/></text:h>
        <text:p text:style-name="P3"/>
        <text:p text:style-name="P4">Quase toda divisão aconteceu pela falha em se submeter à decisão da assembléia. Ainda que em fraqueza ou entre falhas, deve-se submeter à decisão. Se estiver errada, Ele certamente irá consertá-la no Seu tempo.</text:p>
        <text:p text:style-name="P3"/>
        <text:h text:style-name="P1" text:outline-level="2"><text:bookmark-start text:name="__RefHeading___Toc3320_1522826305"/><text:soft-page-break/><text:a xlink:type="simple" xlink:href="http://bibliaonline.com.br/acf/atos/26/19-32" text:style-name="Internet_20_link" text:visited-style-name="Visited_20_Internet_20_Link"><text:span text:style-name="T1">ATOS 26, Vers. 19-32</text:span></text:a><text:bookmark-end text:name="__RefHeading___Toc3320_1522826305"/></text:h>
        <text:p text:style-name="P3"/>
        <text:p text:style-name="P3"><text:a xlink:type="simple" xlink:href="http://bibliaonline.com.br/acf/atos/26/19" text:style-name="Internet_20_link" text:visited-style-name="Visited_20_Internet_20_Link"><text:span text:style-name="T1">At 26:19</text:span></text:a><text:span text:style-name="T1"> Paulo foi obediente.</text:span></text:p>
        <text:p text:style-name="P3"/>
        <text:p text:style-name="P3"><text:a xlink:type="simple" xlink:href="http://bibliaonline.com.br/acf/atos/26/22-23" text:style-name="Internet_20_link" text:visited-style-name="Visited_20_Internet_20_Link"><text:span text:style-name="T1">At 26:22-23</text:span></text:a><text:span text:style-name="T1"> Isto mostra que o Antigo Testamento não contradiz o Novo. Veja </text:span><text:a xlink:type="simple" xlink:href="http://bibliaonline.com.br/acf/lc/2/32" text:style-name="Internet_20_link" text:visited-style-name="Visited_20_Internet_20_Link"><text:span text:style-name="T1">Lc 2:32</text:span></text:a><text:span text:style-name="T1"> e Is </text:span><text:a xlink:type="simple" xlink:href="http://bibliaonline.com.br/acf/is/49/6" text:style-name="Internet_20_link" text:visited-style-name="Visited_20_Internet_20_Link"><text:span text:style-name="T1">49:6</text:span></text:a><text:span text:style-name="T1"> e </text:span><text:a xlink:type="simple" xlink:href="http://bibliaonline.com.br/acf/is/42/6" text:style-name="Internet_20_link" text:visited-style-name="Visited_20_Internet_20_Link"><text:span text:style-name="T1">42:6</text:span></text:a></text:p>
        <text:p text:style-name="P3"/>
        <text:p text:style-name="P3"><text:a xlink:type="simple" xlink:href="http://bibliaonline.com.br/acf/atos/26/24" text:style-name="Internet_20_link" text:visited-style-name="Visited_20_Internet_20_Link"><text:span text:style-name="T1">At 26:24</text:span></text:a><text:span text:style-name="T1"> Os que não foram salvos não compreendem a verdade quando a escutam.</text:span></text:p>
        <text:p text:style-name="P3"/>
        <text:p text:style-name="P3"><text:a xlink:type="simple" xlink:href="http://bibliaonline.com.br/acf/atos/26/25-29" text:style-name="Internet_20_link" text:visited-style-name="Visited_20_Internet_20_Link"><text:span text:style-name="T1">At 2625-29</text:span></text:a><text:span text:style-name="T1"> Paulo fala ao governador Festo e ao Rei Agripa. O rei era um Judeu e portanto cria no Antigo Testamento.</text:span></text:p>
        <text:p text:style-name="P3"/>
        <text:p text:style-name="P3"><text:a xlink:type="simple" xlink:href="http://bibliaonline.com.br/acf/atos/26/29" text:style-name="Internet_20_link" text:visited-style-name="Visited_20_Internet_20_Link"><text:span text:style-name="T1">At 26:29</text:span></text:a><text:span text:style-name="T1"> Que resposta cheia de graça, humildade e pureza a que Paulo dá. Ele não iria querer ve-los em suas correntes, mas desejava que pudessem ter vida eterna.</text:span></text:p>
        <text:p text:style-name="P3"/>
        <text:h text:style-name="P2" text:outline-level="2"><text:bookmark-start text:name="__RefHeading___Toc3322_1522826305"/>#146<text:bookmark-end text:name="__RefHeading___Toc3322_1522826305"/></text:h>
        <text:p text:style-name="P3"/>
        <text:p text:style-name="P4">A unidade de Deus é um centro sem uma circunferência.</text:p>
        <text:p text:style-name="P3"/>
        <text:h text:style-name="P1" text:outline-level="2"><text:bookmark-start text:name="__RefHeading___Toc3324_1522826305"/><text:a xlink:type="simple" xlink:href="http://bibliaonline.com.br/acf/atos/27/1-26" text:style-name="Internet_20_link" text:visited-style-name="Visited_20_Internet_20_Link"><text:span text:style-name="T1">ATOS 27, Vers. 1-26</text:span></text:a><text:bookmark-end text:name="__RefHeading___Toc3324_1522826305"/></text:h>
        <text:p text:style-name="P3"/>
        <text:p text:style-name="P3"><text:a xlink:type="simple" xlink:href="http://bibliaonline.com.br/acf/atos/27/1" text:style-name="Internet_20_link" text:visited-style-name="Visited_20_Internet_20_Link"><text:span text:style-name="T1">At 27:1</text:span></text:a><text:span text:style-name="T1"> Um centurião era um homem que comandava 100 homens. Este oficial Romano, Júlio, está voltando a Roma, e por isso Paulo e outros prisioneiros são colocados ao seu cuidado. César Augusto era o Ditador Romano. Paulo levou o evangelho até lá.</text:span></text:p>
        <text:p text:style-name="P3"/>
        <text:p text:style-name="P3"><text:a xlink:type="simple" xlink:href="http://bibliaonline.com.br/acf/atos/27/2" text:style-name="Internet_20_link" text:visited-style-name="Visited_20_Internet_20_Link"><text:span text:style-name="T1">At 27:2</text:span></text:a><text:span text:style-name="T1"> A jornada por mar em direção a Roma tem início.</text:span></text:p>
        <text:p text:style-name="P3"/>
        <text:p text:style-name="P3"><text:a xlink:type="simple" xlink:href="http://bibliaonline.com.br/acf/atos/27/3" text:style-name="Internet_20_link" text:visited-style-name="Visited_20_Internet_20_Link"><text:span text:style-name="T1">At 27:3</text:span></text:a><text:span text:style-name="T1"> Júlio permite que Paulo visite outros Cristãos.</text:span></text:p>
        <text:p text:style-name="P3"/>
        <text:p text:style-name="P3"><text:a xlink:type="simple" xlink:href="http://bibliaonline.com.br/acf/atos/27/10-11" text:style-name="Internet_20_link" text:visited-style-name="Visited_20_Internet_20_Link"><text:span text:style-name="T1">At 27:10-11</text:span></text:a><text:span text:style-name="T1"> O centurião parece estar dando ordens e decidindo questões, passando por cima da autoridade do capitão e dono do navio. Ele não segue o conselho de Paulo (na verdade, o conselho de Deus).</text:span></text:p>
        <text:p text:style-name="P3"/>
        <text:p text:style-name="P3"><text:soft-page-break/><text:a xlink:type="simple" xlink:href="http://bibliaonline.com.br/acf/atos/27/13-20" text:style-name="Internet_20_link" text:visited-style-name="Visited_20_Internet_20_Link"><text:span text:style-name="T1">At 27:13-20</text:span></text:a><text:span text:style-name="T1"> O Senhor é Senhor do clima. Uma grande tormenta se forma e toda a esperança de sobreviverem é perdida.</text:span></text:p>
        <text:p text:style-name="P3"/>
        <text:p text:style-name="P3"><text:a xlink:type="simple" xlink:href="http://bibliaonline.com.br/acf/atos/27/21-26" text:style-name="Internet_20_link" text:visited-style-name="Visited_20_Internet_20_Link"><text:span text:style-name="T1">At 27:21-26</text:span></text:a><text:span text:style-name="T1"> Paulo é um homem diferente de Jonas... ele está em comunhão com Deus. Ele lhes assegura a promessa de Deus de que ninguém perderia a vida.</text:span></text:p>
        <text:p text:style-name="P3"/>
        <text:h text:style-name="P2" text:outline-level="2"><text:bookmark-start text:name="__RefHeading___Toc3326_1522826305"/>#147<text:bookmark-end text:name="__RefHeading___Toc3326_1522826305"/></text:h>
        <text:p text:style-name="P3"/>
        <text:p text:style-name="P4">Estamos andando e trabalhando em meio a uma imensa rede de sistemas, na qual o ministério de Paulo é desconhecido.</text:p>
        <text:p text:style-name="P3"/>
        <text:h text:style-name="P1" text:outline-level="2"><text:bookmark-start text:name="__RefHeading___Toc3328_1522826305"/><text:a xlink:type="simple" xlink:href="http://bibliaonline.com.br/acf/atos/27/27-41" text:style-name="Internet_20_link" text:visited-style-name="Visited_20_Internet_20_Link"><text:span text:style-name="T1">ATOS 27, Vers. 27-41</text:span></text:a><text:bookmark-end text:name="__RefHeading___Toc3328_1522826305"/></text:h>
        <text:p text:style-name="P3"/>
        <text:p text:style-name="P3"><text:a xlink:type="simple" xlink:href="http://bibliaonline.com.br/acf/atos/27/27-32" text:style-name="Internet_20_link" text:visited-style-name="Visited_20_Internet_20_Link"><text:span text:style-name="T1">At 27:27-32</text:span></text:a><text:span text:style-name="T1"> O temporal continua. Paulo, o prisioneiro se torna em Paulo, o que ajuda a salvá-los. Ele só falou dez palavras, mas elas foram obedecidas.</text:span></text:p>
        <text:p text:style-name="P3"/>
        <text:p text:style-name="P3"><text:a xlink:type="simple" xlink:href="http://bibliaonline.com.br/acf/atos/27/33-38" text:style-name="Internet_20_link" text:visited-style-name="Visited_20_Internet_20_Link"><text:span text:style-name="T1">At 27:33-38</text:span></text:a><text:span text:style-name="T1"> Duzentos e setenta e seis homens cansados e sem qualquer esperança natural. Mas Paulo se levanta para encorajá-los a ficarem firmes. Ele insiste para que comam, tendo dado graças a Deus, e dá a eles um exemplo.</text:span></text:p>
        <text:p text:style-name="P3"/>
        <text:p text:style-name="P3"><text:a xlink:type="simple" xlink:href="http://bibliaonline.com.br/acf/atos/27/39-44" text:style-name="Internet_20_link" text:visited-style-name="Visited_20_Internet_20_Link"><text:span text:style-name="T1">At 27:39-44</text:span></text:a><text:span text:style-name="T1"> Eles viram o navio em direção a uma baía, e o encalham. Imediatamente a popa é esmagada pela tormenta. Os cruéis soldados sugerem que os prisioneiros sejam mortos. Podemos não estar em um naufrágio, mas encontramos hoje muitas tormentas em nossa vida. Possamos aprender de Paulo.</text:span></text:p>
        <text:p text:style-name="P3"/>
        <text:h text:style-name="P2" text:outline-level="2"><text:bookmark-start text:name="__RefHeading___Toc3330_1522826305"/>#148<text:bookmark-end text:name="__RefHeading___Toc3330_1522826305"/></text:h>
        <text:p text:style-name="P3"/>
        <text:p text:style-name="P4">Não podemos colocar um limite naquilo que o Espírito Santo pode fazer por nós quando estamos mal, mas podemos nos colocar em uma condição em que Ele pode colocar esse limite.</text:p>
        <text:p text:style-name="P3"/>
        <text:h text:style-name="P1" text:outline-level="2"><text:bookmark-start text:name="__RefHeading___Toc3332_1522826305"/><text:soft-page-break/><text:a xlink:type="simple" xlink:href="http://bibliaonline.com.br/acf/atos/28" text:style-name="Internet_20_link" text:visited-style-name="Visited_20_Internet_20_Link"><text:span text:style-name="T1">ATOS 28</text:span></text:a><text:bookmark-end text:name="__RefHeading___Toc3332_1522826305"/></text:h>
        <text:p text:style-name="P3"/>
        <text:p text:style-name="P3"><text:a xlink:type="simple" xlink:href="http://bibliaonline.com.br/acf/atos/28/1-6" text:style-name="Internet_20_link" text:visited-style-name="Visited_20_Internet_20_Link"><text:span text:style-name="T1">At 28:1-6</text:span></text:a><text:span text:style-name="T1"> Esta ilha é conhecida hoje como Malta. Paulo é picado por uma cobra venenosa, mas o povo da ilha não conhecia o poder de Deus em Paulo. A princípio suspeitando que Paulo era algum homem ímpio, ele passam a achar que ele é um deus.</text:span></text:p>
        <text:p text:style-name="P3"/>
        <text:p text:style-name="P3"><text:a xlink:type="simple" xlink:href="http://bibliaonline.com.br/acf/atos/28/7-15" text:style-name="Internet_20_link" text:visited-style-name="Visited_20_Internet_20_Link"><text:span text:style-name="T1">At 28:7-15</text:span></text:a><text:span text:style-name="T1"> Finalmente, Itália! Uma longa caminhada os espera, mas o Senhor tem Seu próprio povo esperando para saudar Paulo.</text:span></text:p>
        <text:p text:style-name="P3"/>
        <text:p text:style-name="P3"><text:a xlink:type="simple" xlink:href="http://bibliaonline.com.br/acf/atos/28/16-24" text:style-name="Internet_20_link" text:visited-style-name="Visited_20_Internet_20_Link"><text:span text:style-name="T1">At 28:16-24</text:span></text:a><text:span text:style-name="T1"> Paulo testemunhou acerca de Jesus. Alguns creram, outros não.</text:span></text:p>
        <text:p text:style-name="P3"/>
        <text:p text:style-name="P3"><text:a xlink:type="simple" xlink:href="http://bibliaonline.com.br/acf/atos/28/25-31" text:style-name="Internet_20_link" text:visited-style-name="Visited_20_Internet_20_Link"><text:span text:style-name="T1">At 28:25-31</text:span></text:a><text:span text:style-name="T1"> Aqui vemos uma afirmação muito importante. A salvação de Deus sai agora pelo mundo! Leia </text:span><text:a xlink:type="simple" xlink:href="http://bibliaonline.com.br/acf/rm/11/11" text:style-name="Internet_20_link" text:visited-style-name="Visited_20_Internet_20_Link"><text:span text:style-name="T1">Rm 11:11</text:span></text:a><text:span text:style-name="T1">. Quão doce são as últimas quatro palavras. Assim será na vida de cada um que anda com Deus - um repouso tranquilo, não em nós mesmos, ou em nossa obra, mas no Senhor. </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6:07.563826933</dc:date>
    <meta:creation-date>2018-06-11T22:51:04.642681485</meta:creation-date>
    <meta:generator>LibreOffice/6.0.7.3$Linux_X86_64 LibreOffice_project/00m0$Build-3</meta:generator>
    <meta:editing-duration>PT1M</meta:editing-duration>
    <meta:editing-cycles>1</meta:editing-cycles>
    <meta:document-statistic meta:table-count="0" meta:image-count="0" meta:object-count="0" meta:page-count="27" meta:paragraph-count="253" meta:word-count="6947" meta:character-count="39942" meta:non-whitespace-character-count="33245"/>
  </office:meta>
</office:document-meta>
</file>